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846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84"/>
    <style:style style:name="ce3" style:family="table-cell" style:parent-style-name="Default" style:data-style-name="N84">
      <style:table-cell-properties fo:background-color="transparent"/>
    </style:style>
    <style:style style:name="ce4" style:family="table-cell" style:parent-style-name="Default" style:data-style-name="N84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confirmed_total</text:p>
          </table:table-cell>
          <table:table-cell table:style-name="ce5" office:value-type="string" calcext:value-type="string">
            <text:p>deaths_total</text:p>
          </table:table-cell>
          <table:table-cell table:style-name="ce5" office:value-type="string" calcext:value-type="string">
            <text:p>recovered_total</text:p>
          </table:table-cell>
          <table:table-cell table:style-name="ce5" office:value-type="string" calcext:value-type="string">
            <text:p>confirmed_daily</text:p>
          </table:table-cell>
          <table:table-cell table:style-name="ce5" office:value-type="string" calcext:value-type="string">
            <text:p>deaths_daily</text:p>
          </table:table-cell>
          <table:table-cell table:style-name="ce5" office:value-type="string" calcext:value-type="string">
            <text:p>recovered_daily</text:p>
          </table:table-cell>
          <table:table-cell table:style-name="ce5" office:value-type="string" calcext:value-type="string">
            <text:p>confirmed_pm_total</text:p>
          </table:table-cell>
          <table:table-cell table:style-name="ce5" office:value-type="string" calcext:value-type="string">
            <text:p>confirmed_pm_daily</text:p>
          </table:table-cell>
          <table:table-cell table:style-name="ce5" office:value-type="string" calcext:value-type="string">
            <text:p>deaths_pm_total</text:p>
          </table:table-cell>
          <table:table-cell table:style-name="ce5" office:value-type="string" calcext:value-type="string">
            <text:p>deaths_pm_daily</text:p>
          </table:table-cell>
          <table:table-cell table:style-name="ce5"/>
        </table:table-row>
        <table:table-row table:style-name="ro1">
          <table:table-cell office:value-type="date" office:date-value="2019-12-31" calcext:value-type="date">
            <text:p>2019-12-3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2]/[vars.$A$2]; 2)" office:value-type="float" office:value="0" calcext:value-type="float">
            <text:p>0</text:p>
          </table:table-cell>
          <table:table-cell table:formula="of:=TRUNC([.E2]/[vars.$A$2]; 2)" office:value-type="float" office:value="0" calcext:value-type="float">
            <text:p>0</text:p>
          </table:table-cell>
          <table:table-cell table:formula="of:=TRUNC([.C2]/[vars.$A$2];2)" office:value-type="float" office:value="0" calcext:value-type="float">
            <text:p>0</text:p>
          </table:table-cell>
          <table:table-cell table:formula="of:=TRUNC([.F2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01" calcext:value-type="date">
            <text:p>2020-01-0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3]/[vars.$A$2]; 2)" office:value-type="float" office:value="0" calcext:value-type="float">
            <text:p>0</text:p>
          </table:table-cell>
          <table:table-cell table:formula="of:=TRUNC([.E3]/[vars.$A$2]; 2)" office:value-type="float" office:value="0" calcext:value-type="float">
            <text:p>0</text:p>
          </table:table-cell>
          <table:table-cell table:formula="of:=TRUNC([.C3]/[vars.$A$2];2)" office:value-type="float" office:value="0" calcext:value-type="float">
            <text:p>0</text:p>
          </table:table-cell>
          <table:table-cell table:formula="of:=TRUNC([.F3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02" calcext:value-type="date">
            <text:p>2020-01-0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4]/[vars.$A$2]; 2)" office:value-type="float" office:value="0" calcext:value-type="float">
            <text:p>0</text:p>
          </table:table-cell>
          <table:table-cell table:formula="of:=TRUNC([.E4]/[vars.$A$2]; 2)" office:value-type="float" office:value="0" calcext:value-type="float">
            <text:p>0</text:p>
          </table:table-cell>
          <table:table-cell table:formula="of:=TRUNC([.C4]/[vars.$A$2];2)" office:value-type="float" office:value="0" calcext:value-type="float">
            <text:p>0</text:p>
          </table:table-cell>
          <table:table-cell table:formula="of:=TRUNC([.F4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5]/[vars.$A$2]; 2)" office:value-type="float" office:value="0" calcext:value-type="float">
            <text:p>0</text:p>
          </table:table-cell>
          <table:table-cell table:formula="of:=TRUNC([.E5]/[vars.$A$2]; 2)" office:value-type="float" office:value="0" calcext:value-type="float">
            <text:p>0</text:p>
          </table:table-cell>
          <table:table-cell table:formula="of:=TRUNC([.C5]/[vars.$A$2];2)" office:value-type="float" office:value="0" calcext:value-type="float">
            <text:p>0</text:p>
          </table:table-cell>
          <table:table-cell table:formula="of:=TRUNC([.F5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6]/[vars.$A$2]; 2)" office:value-type="float" office:value="0" calcext:value-type="float">
            <text:p>0</text:p>
          </table:table-cell>
          <table:table-cell table:formula="of:=TRUNC([.E6]/[vars.$A$2]; 2)" office:value-type="float" office:value="0" calcext:value-type="float">
            <text:p>0</text:p>
          </table:table-cell>
          <table:table-cell table:formula="of:=TRUNC([.C6]/[vars.$A$2];2)" office:value-type="float" office:value="0" calcext:value-type="float">
            <text:p>0</text:p>
          </table:table-cell>
          <table:table-cell table:formula="of:=TRUNC([.F6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7]/[vars.$A$2]; 2)" office:value-type="float" office:value="0" calcext:value-type="float">
            <text:p>0</text:p>
          </table:table-cell>
          <table:table-cell table:formula="of:=TRUNC([.E7]/[vars.$A$2]; 2)" office:value-type="float" office:value="0" calcext:value-type="float">
            <text:p>0</text:p>
          </table:table-cell>
          <table:table-cell table:formula="of:=TRUNC([.C7]/[vars.$A$2];2)" office:value-type="float" office:value="0" calcext:value-type="float">
            <text:p>0</text:p>
          </table:table-cell>
          <table:table-cell table:formula="of:=TRUNC([.F7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8]/[vars.$A$2]; 2)" office:value-type="float" office:value="0" calcext:value-type="float">
            <text:p>0</text:p>
          </table:table-cell>
          <table:table-cell table:formula="of:=TRUNC([.E8]/[vars.$A$2]; 2)" office:value-type="float" office:value="0" calcext:value-type="float">
            <text:p>0</text:p>
          </table:table-cell>
          <table:table-cell table:formula="of:=TRUNC([.C8]/[vars.$A$2];2)" office:value-type="float" office:value="0" calcext:value-type="float">
            <text:p>0</text:p>
          </table:table-cell>
          <table:table-cell table:formula="of:=TRUNC([.F8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9]/[vars.$A$2]; 2)" office:value-type="float" office:value="0" calcext:value-type="float">
            <text:p>0</text:p>
          </table:table-cell>
          <table:table-cell table:formula="of:=TRUNC([.E9]/[vars.$A$2]; 2)" office:value-type="float" office:value="0" calcext:value-type="float">
            <text:p>0</text:p>
          </table:table-cell>
          <table:table-cell table:formula="of:=TRUNC([.C9]/[vars.$A$2];2)" office:value-type="float" office:value="0" calcext:value-type="float">
            <text:p>0</text:p>
          </table:table-cell>
          <table:table-cell table:formula="of:=TRUNC([.F9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10]/[vars.$A$2]; 2)" office:value-type="float" office:value="0" calcext:value-type="float">
            <text:p>0</text:p>
          </table:table-cell>
          <table:table-cell table:formula="of:=TRUNC([.E10]/[vars.$A$2]; 2)" office:value-type="float" office:value="0" calcext:value-type="float">
            <text:p>0</text:p>
          </table:table-cell>
          <table:table-cell table:formula="of:=TRUNC([.C10]/[vars.$A$2];2)" office:value-type="float" office:value="0" calcext:value-type="float">
            <text:p>0</text:p>
          </table:table-cell>
          <table:table-cell table:formula="of:=TRUNC([.F10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11]/[vars.$A$2]; 2)" office:value-type="float" office:value="0" calcext:value-type="float">
            <text:p>0</text:p>
          </table:table-cell>
          <table:table-cell table:formula="of:=TRUNC([.E11]/[vars.$A$2]; 2)" office:value-type="float" office:value="0" calcext:value-type="float">
            <text:p>0</text:p>
          </table:table-cell>
          <table:table-cell table:formula="of:=TRUNC([.C11]/[vars.$A$2];2)" office:value-type="float" office:value="0" calcext:value-type="float">
            <text:p>0</text:p>
          </table:table-cell>
          <table:table-cell table:formula="of:=TRUNC([.F11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10" calcext:value-type="date">
            <text:p>2020-01-1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12]/[vars.$A$2]; 2)" office:value-type="float" office:value="0" calcext:value-type="float">
            <text:p>0</text:p>
          </table:table-cell>
          <table:table-cell table:formula="of:=TRUNC([.E12]/[vars.$A$2]; 2)" office:value-type="float" office:value="0" calcext:value-type="float">
            <text:p>0</text:p>
          </table:table-cell>
          <table:table-cell table:formula="of:=TRUNC([.C12]/[vars.$A$2];2)" office:value-type="float" office:value="0" calcext:value-type="float">
            <text:p>0</text:p>
          </table:table-cell>
          <table:table-cell table:formula="of:=TRUNC([.F12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13]/[vars.$A$2]; 2)" office:value-type="float" office:value="0" calcext:value-type="float">
            <text:p>0</text:p>
          </table:table-cell>
          <table:table-cell table:formula="of:=TRUNC([.E13]/[vars.$A$2]; 2)" office:value-type="float" office:value="0" calcext:value-type="float">
            <text:p>0</text:p>
          </table:table-cell>
          <table:table-cell table:formula="of:=TRUNC([.C13]/[vars.$A$2];2)" office:value-type="float" office:value="0" calcext:value-type="float">
            <text:p>0</text:p>
          </table:table-cell>
          <table:table-cell table:formula="of:=TRUNC([.F13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14]/[vars.$A$2]; 2)" office:value-type="float" office:value="0" calcext:value-type="float">
            <text:p>0</text:p>
          </table:table-cell>
          <table:table-cell table:formula="of:=TRUNC([.E14]/[vars.$A$2]; 2)" office:value-type="float" office:value="0" calcext:value-type="float">
            <text:p>0</text:p>
          </table:table-cell>
          <table:table-cell table:formula="of:=TRUNC([.C14]/[vars.$A$2];2)" office:value-type="float" office:value="0" calcext:value-type="float">
            <text:p>0</text:p>
          </table:table-cell>
          <table:table-cell table:formula="of:=TRUNC([.F14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15]/[vars.$A$2]; 2)" office:value-type="float" office:value="0" calcext:value-type="float">
            <text:p>0</text:p>
          </table:table-cell>
          <table:table-cell table:formula="of:=TRUNC([.E15]/[vars.$A$2]; 2)" office:value-type="float" office:value="0" calcext:value-type="float">
            <text:p>0</text:p>
          </table:table-cell>
          <table:table-cell table:formula="of:=TRUNC([.C15]/[vars.$A$2];2)" office:value-type="float" office:value="0" calcext:value-type="float">
            <text:p>0</text:p>
          </table:table-cell>
          <table:table-cell table:formula="of:=TRUNC([.F15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16]/[vars.$A$2]; 2)" office:value-type="float" office:value="0" calcext:value-type="float">
            <text:p>0</text:p>
          </table:table-cell>
          <table:table-cell table:formula="of:=TRUNC([.E16]/[vars.$A$2]; 2)" office:value-type="float" office:value="0" calcext:value-type="float">
            <text:p>0</text:p>
          </table:table-cell>
          <table:table-cell table:formula="of:=TRUNC([.C16]/[vars.$A$2];2)" office:value-type="float" office:value="0" calcext:value-type="float">
            <text:p>0</text:p>
          </table:table-cell>
          <table:table-cell table:formula="of:=TRUNC([.F16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17]/[vars.$A$2]; 2)" office:value-type="float" office:value="0" calcext:value-type="float">
            <text:p>0</text:p>
          </table:table-cell>
          <table:table-cell table:formula="of:=TRUNC([.E17]/[vars.$A$2]; 2)" office:value-type="float" office:value="0" calcext:value-type="float">
            <text:p>0</text:p>
          </table:table-cell>
          <table:table-cell table:formula="of:=TRUNC([.C17]/[vars.$A$2];2)" office:value-type="float" office:value="0" calcext:value-type="float">
            <text:p>0</text:p>
          </table:table-cell>
          <table:table-cell table:formula="of:=TRUNC([.F17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18]/[vars.$A$2]; 2)" office:value-type="float" office:value="0" calcext:value-type="float">
            <text:p>0</text:p>
          </table:table-cell>
          <table:table-cell table:formula="of:=TRUNC([.E18]/[vars.$A$2]; 2)" office:value-type="float" office:value="0" calcext:value-type="float">
            <text:p>0</text:p>
          </table:table-cell>
          <table:table-cell table:formula="of:=TRUNC([.C18]/[vars.$A$2];2)" office:value-type="float" office:value="0" calcext:value-type="float">
            <text:p>0</text:p>
          </table:table-cell>
          <table:table-cell table:formula="of:=TRUNC([.F18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19]/[vars.$A$2]; 2)" office:value-type="float" office:value="0" calcext:value-type="float">
            <text:p>0</text:p>
          </table:table-cell>
          <table:table-cell table:formula="of:=TRUNC([.E19]/[vars.$A$2]; 2)" office:value-type="float" office:value="0" calcext:value-type="float">
            <text:p>0</text:p>
          </table:table-cell>
          <table:table-cell table:formula="of:=TRUNC([.C19]/[vars.$A$2];2)" office:value-type="float" office:value="0" calcext:value-type="float">
            <text:p>0</text:p>
          </table:table-cell>
          <table:table-cell table:formula="of:=TRUNC([.F19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20]/[vars.$A$2]; 2)" office:value-type="float" office:value="0" calcext:value-type="float">
            <text:p>0</text:p>
          </table:table-cell>
          <table:table-cell table:formula="of:=TRUNC([.E20]/[vars.$A$2]; 2)" office:value-type="float" office:value="0" calcext:value-type="float">
            <text:p>0</text:p>
          </table:table-cell>
          <table:table-cell table:formula="of:=TRUNC([.C20]/[vars.$A$2];2)" office:value-type="float" office:value="0" calcext:value-type="float">
            <text:p>0</text:p>
          </table:table-cell>
          <table:table-cell table:formula="of:=TRUNC([.F20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19" calcext:value-type="date">
            <text:p>2020-01-1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21]/[vars.$A$2]; 2)" office:value-type="float" office:value="0" calcext:value-type="float">
            <text:p>0</text:p>
          </table:table-cell>
          <table:table-cell table:formula="of:=TRUNC([.E21]/[vars.$A$2]; 2)" office:value-type="float" office:value="0" calcext:value-type="float">
            <text:p>0</text:p>
          </table:table-cell>
          <table:table-cell table:formula="of:=TRUNC([.C21]/[vars.$A$2];2)" office:value-type="float" office:value="0" calcext:value-type="float">
            <text:p>0</text:p>
          </table:table-cell>
          <table:table-cell table:formula="of:=TRUNC([.F21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22]/[vars.$A$2]; 2)" office:value-type="float" office:value="0" calcext:value-type="float">
            <text:p>0</text:p>
          </table:table-cell>
          <table:table-cell table:formula="of:=TRUNC([.E22]/[vars.$A$2]; 2)" office:value-type="float" office:value="0" calcext:value-type="float">
            <text:p>0</text:p>
          </table:table-cell>
          <table:table-cell table:formula="of:=TRUNC([.C22]/[vars.$A$2];2)" office:value-type="float" office:value="0" calcext:value-type="float">
            <text:p>0</text:p>
          </table:table-cell>
          <table:table-cell table:formula="of:=TRUNC([.F22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23]/[vars.$A$2]; 2)" office:value-type="float" office:value="0" calcext:value-type="float">
            <text:p>0</text:p>
          </table:table-cell>
          <table:table-cell table:formula="of:=TRUNC([.E23]/[vars.$A$2]; 2)" office:value-type="float" office:value="0" calcext:value-type="float">
            <text:p>0</text:p>
          </table:table-cell>
          <table:table-cell table:formula="of:=TRUNC([.C23]/[vars.$A$2];2)" office:value-type="float" office:value="0" calcext:value-type="float">
            <text:p>0</text:p>
          </table:table-cell>
          <table:table-cell table:formula="of:=TRUNC([.F23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24]/[vars.$A$2]; 2)" office:value-type="float" office:value="0" calcext:value-type="float">
            <text:p>0</text:p>
          </table:table-cell>
          <table:table-cell table:formula="of:=TRUNC([.E24]/[vars.$A$2]; 2)" office:value-type="float" office:value="0" calcext:value-type="float">
            <text:p>0</text:p>
          </table:table-cell>
          <table:table-cell table:formula="of:=TRUNC([.C24]/[vars.$A$2];2)" office:value-type="float" office:value="0" calcext:value-type="float">
            <text:p>0</text:p>
          </table:table-cell>
          <table:table-cell table:formula="of:=TRUNC([.F24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25]/[vars.$A$2]; 2)" office:value-type="float" office:value="0" calcext:value-type="float">
            <text:p>0</text:p>
          </table:table-cell>
          <table:table-cell table:formula="of:=TRUNC([.E25]/[vars.$A$2]; 2)" office:value-type="float" office:value="0" calcext:value-type="float">
            <text:p>0</text:p>
          </table:table-cell>
          <table:table-cell table:formula="of:=TRUNC([.C25]/[vars.$A$2];2)" office:value-type="float" office:value="0" calcext:value-type="float">
            <text:p>0</text:p>
          </table:table-cell>
          <table:table-cell table:formula="of:=TRUNC([.F25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26]/[vars.$A$2]; 2)" office:value-type="float" office:value="0" calcext:value-type="float">
            <text:p>0</text:p>
          </table:table-cell>
          <table:table-cell table:formula="of:=TRUNC([.E26]/[vars.$A$2]; 2)" office:value-type="float" office:value="0" calcext:value-type="float">
            <text:p>0</text:p>
          </table:table-cell>
          <table:table-cell table:formula="of:=TRUNC([.C26]/[vars.$A$2];2)" office:value-type="float" office:value="0" calcext:value-type="float">
            <text:p>0</text:p>
          </table:table-cell>
          <table:table-cell table:formula="of:=TRUNC([.F26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27]/[vars.$A$2]; 2)" office:value-type="float" office:value="0" calcext:value-type="float">
            <text:p>0</text:p>
          </table:table-cell>
          <table:table-cell table:formula="of:=TRUNC([.E27]/[vars.$A$2]; 2)" office:value-type="float" office:value="0" calcext:value-type="float">
            <text:p>0</text:p>
          </table:table-cell>
          <table:table-cell table:formula="of:=TRUNC([.C27]/[vars.$A$2];2)" office:value-type="float" office:value="0" calcext:value-type="float">
            <text:p>0</text:p>
          </table:table-cell>
          <table:table-cell table:formula="of:=TRUNC([.F27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28]/[vars.$A$2]; 2)" office:value-type="float" office:value="0" calcext:value-type="float">
            <text:p>0</text:p>
          </table:table-cell>
          <table:table-cell table:formula="of:=TRUNC([.E28]/[vars.$A$2]; 2)" office:value-type="float" office:value="0" calcext:value-type="float">
            <text:p>0</text:p>
          </table:table-cell>
          <table:table-cell table:formula="of:=TRUNC([.C28]/[vars.$A$2];2)" office:value-type="float" office:value="0" calcext:value-type="float">
            <text:p>0</text:p>
          </table:table-cell>
          <table:table-cell table:formula="of:=TRUNC([.F28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29]/[vars.$A$2]; 2)" office:value-type="float" office:value="0" calcext:value-type="float">
            <text:p>0</text:p>
          </table:table-cell>
          <table:table-cell table:formula="of:=TRUNC([.E29]/[vars.$A$2]; 2)" office:value-type="float" office:value="0" calcext:value-type="float">
            <text:p>0</text:p>
          </table:table-cell>
          <table:table-cell table:formula="of:=TRUNC([.C29]/[vars.$A$2];2)" office:value-type="float" office:value="0" calcext:value-type="float">
            <text:p>0</text:p>
          </table:table-cell>
          <table:table-cell table:formula="of:=TRUNC([.F29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28" calcext:value-type="date">
            <text:p>2020-01-2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30]/[vars.$A$2]; 2)" office:value-type="float" office:value="0" calcext:value-type="float">
            <text:p>0</text:p>
          </table:table-cell>
          <table:table-cell table:formula="of:=TRUNC([.E30]/[vars.$A$2]; 2)" office:value-type="float" office:value="0" calcext:value-type="float">
            <text:p>0</text:p>
          </table:table-cell>
          <table:table-cell table:formula="of:=TRUNC([.C30]/[vars.$A$2];2)" office:value-type="float" office:value="0" calcext:value-type="float">
            <text:p>0</text:p>
          </table:table-cell>
          <table:table-cell table:formula="of:=TRUNC([.F30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31]/[vars.$A$2]; 2)" office:value-type="float" office:value="0" calcext:value-type="float">
            <text:p>0</text:p>
          </table:table-cell>
          <table:table-cell table:formula="of:=TRUNC([.E31]/[vars.$A$2]; 2)" office:value-type="float" office:value="0" calcext:value-type="float">
            <text:p>0</text:p>
          </table:table-cell>
          <table:table-cell table:formula="of:=TRUNC([.C31]/[vars.$A$2];2)" office:value-type="float" office:value="0" calcext:value-type="float">
            <text:p>0</text:p>
          </table:table-cell>
          <table:table-cell table:formula="of:=TRUNC([.F31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TRUNC([.B32]/[vars.$A$2]; 2)" office:value-type="float" office:value="0" calcext:value-type="float">
            <text:p>0</text:p>
          </table:table-cell>
          <table:table-cell table:formula="of:=TRUNC([.E32]/[vars.$A$2]; 2)" office:value-type="float" office:value="0" calcext:value-type="float">
            <text:p>0</text:p>
          </table:table-cell>
          <table:table-cell table:formula="of:=TRUNC([.C32]/[vars.$A$2];2)" office:value-type="float" office:value="0" calcext:value-type="float">
            <text:p>0</text:p>
          </table:table-cell>
          <table:table-cell table:formula="of:=TRUNC([.F32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33]/[vars.$A$2]; 2)" office:value-type="float" office:value="0.02" calcext:value-type="float">
            <text:p>0.02</text:p>
          </table:table-cell>
          <table:table-cell table:formula="of:=TRUNC([.E33]/[vars.$A$2]; 2)" office:value-type="float" office:value="0" calcext:value-type="float">
            <text:p>0</text:p>
          </table:table-cell>
          <table:table-cell table:formula="of:=TRUNC([.C33]/[vars.$A$2];2)" office:value-type="float" office:value="0" calcext:value-type="float">
            <text:p>0</text:p>
          </table:table-cell>
          <table:table-cell table:formula="of:=TRUNC([.F33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01" calcext:value-type="date">
            <text:p>2020-02-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34]/[vars.$A$2]; 2)" office:value-type="float" office:value="0.02" calcext:value-type="float">
            <text:p>0.02</text:p>
          </table:table-cell>
          <table:table-cell table:formula="of:=TRUNC([.E34]/[vars.$A$2]; 2)" office:value-type="float" office:value="0" calcext:value-type="float">
            <text:p>0</text:p>
          </table:table-cell>
          <table:table-cell table:formula="of:=TRUNC([.C34]/[vars.$A$2];2)" office:value-type="float" office:value="0" calcext:value-type="float">
            <text:p>0</text:p>
          </table:table-cell>
          <table:table-cell table:formula="of:=TRUNC([.F34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02" calcext:value-type="date">
            <text:p>2020-02-0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35]/[vars.$A$2]; 2)" office:value-type="float" office:value="0.02" calcext:value-type="float">
            <text:p>0.02</text:p>
          </table:table-cell>
          <table:table-cell table:formula="of:=TRUNC([.E35]/[vars.$A$2]; 2)" office:value-type="float" office:value="0" calcext:value-type="float">
            <text:p>0</text:p>
          </table:table-cell>
          <table:table-cell table:formula="of:=TRUNC([.C35]/[vars.$A$2];2)" office:value-type="float" office:value="0" calcext:value-type="float">
            <text:p>0</text:p>
          </table:table-cell>
          <table:table-cell table:formula="of:=TRUNC([.F35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36]/[vars.$A$2]; 2)" office:value-type="float" office:value="0.02" calcext:value-type="float">
            <text:p>0.02</text:p>
          </table:table-cell>
          <table:table-cell table:formula="of:=TRUNC([.E36]/[vars.$A$2]; 2)" office:value-type="float" office:value="0" calcext:value-type="float">
            <text:p>0</text:p>
          </table:table-cell>
          <table:table-cell table:formula="of:=TRUNC([.C36]/[vars.$A$2];2)" office:value-type="float" office:value="0" calcext:value-type="float">
            <text:p>0</text:p>
          </table:table-cell>
          <table:table-cell table:formula="of:=TRUNC([.F36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37]/[vars.$A$2]; 2)" office:value-type="float" office:value="0.02" calcext:value-type="float">
            <text:p>0.02</text:p>
          </table:table-cell>
          <table:table-cell table:formula="of:=TRUNC([.E37]/[vars.$A$2]; 2)" office:value-type="float" office:value="0" calcext:value-type="float">
            <text:p>0</text:p>
          </table:table-cell>
          <table:table-cell table:formula="of:=TRUNC([.C37]/[vars.$A$2];2)" office:value-type="float" office:value="0" calcext:value-type="float">
            <text:p>0</text:p>
          </table:table-cell>
          <table:table-cell table:formula="of:=TRUNC([.F37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38]/[vars.$A$2]; 2)" office:value-type="float" office:value="0.02" calcext:value-type="float">
            <text:p>0.02</text:p>
          </table:table-cell>
          <table:table-cell table:formula="of:=TRUNC([.E38]/[vars.$A$2]; 2)" office:value-type="float" office:value="0" calcext:value-type="float">
            <text:p>0</text:p>
          </table:table-cell>
          <table:table-cell table:formula="of:=TRUNC([.C38]/[vars.$A$2];2)" office:value-type="float" office:value="0" calcext:value-type="float">
            <text:p>0</text:p>
          </table:table-cell>
          <table:table-cell table:formula="of:=TRUNC([.F38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39]/[vars.$A$2]; 2)" office:value-type="float" office:value="0.02" calcext:value-type="float">
            <text:p>0.02</text:p>
          </table:table-cell>
          <table:table-cell table:formula="of:=TRUNC([.E39]/[vars.$A$2]; 2)" office:value-type="float" office:value="0" calcext:value-type="float">
            <text:p>0</text:p>
          </table:table-cell>
          <table:table-cell table:formula="of:=TRUNC([.C39]/[vars.$A$2];2)" office:value-type="float" office:value="0" calcext:value-type="float">
            <text:p>0</text:p>
          </table:table-cell>
          <table:table-cell table:formula="of:=TRUNC([.F39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40]/[vars.$A$2]; 2)" office:value-type="float" office:value="0.02" calcext:value-type="float">
            <text:p>0.02</text:p>
          </table:table-cell>
          <table:table-cell table:formula="of:=TRUNC([.E40]/[vars.$A$2]; 2)" office:value-type="float" office:value="0" calcext:value-type="float">
            <text:p>0</text:p>
          </table:table-cell>
          <table:table-cell table:formula="of:=TRUNC([.C40]/[vars.$A$2];2)" office:value-type="float" office:value="0" calcext:value-type="float">
            <text:p>0</text:p>
          </table:table-cell>
          <table:table-cell table:formula="of:=TRUNC([.F40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41]/[vars.$A$2]; 2)" office:value-type="float" office:value="0.02" calcext:value-type="float">
            <text:p>0.02</text:p>
          </table:table-cell>
          <table:table-cell table:formula="of:=TRUNC([.E41]/[vars.$A$2]; 2)" office:value-type="float" office:value="0" calcext:value-type="float">
            <text:p>0</text:p>
          </table:table-cell>
          <table:table-cell table:formula="of:=TRUNC([.C41]/[vars.$A$2];2)" office:value-type="float" office:value="0" calcext:value-type="float">
            <text:p>0</text:p>
          </table:table-cell>
          <table:table-cell table:formula="of:=TRUNC([.F41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42]/[vars.$A$2]; 2)" office:value-type="float" office:value="0.02" calcext:value-type="float">
            <text:p>0.02</text:p>
          </table:table-cell>
          <table:table-cell table:formula="of:=TRUNC([.E42]/[vars.$A$2]; 2)" office:value-type="float" office:value="0" calcext:value-type="float">
            <text:p>0</text:p>
          </table:table-cell>
          <table:table-cell table:formula="of:=TRUNC([.C42]/[vars.$A$2];2)" office:value-type="float" office:value="0" calcext:value-type="float">
            <text:p>0</text:p>
          </table:table-cell>
          <table:table-cell table:formula="of:=TRUNC([.F42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43]/[vars.$A$2]; 2)" office:value-type="float" office:value="0.04" calcext:value-type="float">
            <text:p>0.04</text:p>
          </table:table-cell>
          <table:table-cell table:formula="of:=TRUNC([.E43]/[vars.$A$2]; 2)" office:value-type="float" office:value="0" calcext:value-type="float">
            <text:p>0</text:p>
          </table:table-cell>
          <table:table-cell table:formula="of:=TRUNC([.C43]/[vars.$A$2];2)" office:value-type="float" office:value="0" calcext:value-type="float">
            <text:p>0</text:p>
          </table:table-cell>
          <table:table-cell table:formula="of:=TRUNC([.F43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44]/[vars.$A$2]; 2)" office:value-type="float" office:value="0.04" calcext:value-type="float">
            <text:p>0.04</text:p>
          </table:table-cell>
          <table:table-cell table:formula="of:=TRUNC([.E44]/[vars.$A$2]; 2)" office:value-type="float" office:value="0" calcext:value-type="float">
            <text:p>0</text:p>
          </table:table-cell>
          <table:table-cell table:formula="of:=TRUNC([.C44]/[vars.$A$2];2)" office:value-type="float" office:value="0" calcext:value-type="float">
            <text:p>0</text:p>
          </table:table-cell>
          <table:table-cell table:formula="of:=TRUNC([.F44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45]/[vars.$A$2]; 2)" office:value-type="float" office:value="0.04" calcext:value-type="float">
            <text:p>0.04</text:p>
          </table:table-cell>
          <table:table-cell table:formula="of:=TRUNC([.E45]/[vars.$A$2]; 2)" office:value-type="float" office:value="0" calcext:value-type="float">
            <text:p>0</text:p>
          </table:table-cell>
          <table:table-cell table:formula="of:=TRUNC([.C45]/[vars.$A$2];2)" office:value-type="float" office:value="0" calcext:value-type="float">
            <text:p>0</text:p>
          </table:table-cell>
          <table:table-cell table:formula="of:=TRUNC([.F45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46]/[vars.$A$2]; 2)" office:value-type="float" office:value="0.04" calcext:value-type="float">
            <text:p>0.04</text:p>
          </table:table-cell>
          <table:table-cell table:formula="of:=TRUNC([.E46]/[vars.$A$2]; 2)" office:value-type="float" office:value="0" calcext:value-type="float">
            <text:p>0</text:p>
          </table:table-cell>
          <table:table-cell table:formula="of:=TRUNC([.C46]/[vars.$A$2];2)" office:value-type="float" office:value="0" calcext:value-type="float">
            <text:p>0</text:p>
          </table:table-cell>
          <table:table-cell table:formula="of:=TRUNC([.F46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47]/[vars.$A$2]; 2)" office:value-type="float" office:value="0.04" calcext:value-type="float">
            <text:p>0.04</text:p>
          </table:table-cell>
          <table:table-cell table:formula="of:=TRUNC([.E47]/[vars.$A$2]; 2)" office:value-type="float" office:value="0" calcext:value-type="float">
            <text:p>0</text:p>
          </table:table-cell>
          <table:table-cell table:formula="of:=TRUNC([.C47]/[vars.$A$2];2)" office:value-type="float" office:value="0" calcext:value-type="float">
            <text:p>0</text:p>
          </table:table-cell>
          <table:table-cell table:formula="of:=TRUNC([.F47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48]/[vars.$A$2]; 2)" office:value-type="float" office:value="0.04" calcext:value-type="float">
            <text:p>0.04</text:p>
          </table:table-cell>
          <table:table-cell table:formula="of:=TRUNC([.E48]/[vars.$A$2]; 2)" office:value-type="float" office:value="0" calcext:value-type="float">
            <text:p>0</text:p>
          </table:table-cell>
          <table:table-cell table:formula="of:=TRUNC([.C48]/[vars.$A$2];2)" office:value-type="float" office:value="0" calcext:value-type="float">
            <text:p>0</text:p>
          </table:table-cell>
          <table:table-cell table:formula="of:=TRUNC([.F48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49]/[vars.$A$2]; 2)" office:value-type="float" office:value="0.04" calcext:value-type="float">
            <text:p>0.04</text:p>
          </table:table-cell>
          <table:table-cell table:formula="of:=TRUNC([.E49]/[vars.$A$2]; 2)" office:value-type="float" office:value="0" calcext:value-type="float">
            <text:p>0</text:p>
          </table:table-cell>
          <table:table-cell table:formula="of:=TRUNC([.C49]/[vars.$A$2];2)" office:value-type="float" office:value="0" calcext:value-type="float">
            <text:p>0</text:p>
          </table:table-cell>
          <table:table-cell table:formula="of:=TRUNC([.F49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50]/[vars.$A$2]; 2)" office:value-type="float" office:value="0.04" calcext:value-type="float">
            <text:p>0.04</text:p>
          </table:table-cell>
          <table:table-cell table:formula="of:=TRUNC([.E50]/[vars.$A$2]; 2)" office:value-type="float" office:value="0" calcext:value-type="float">
            <text:p>0</text:p>
          </table:table-cell>
          <table:table-cell table:formula="of:=TRUNC([.C50]/[vars.$A$2];2)" office:value-type="float" office:value="0" calcext:value-type="float">
            <text:p>0</text:p>
          </table:table-cell>
          <table:table-cell table:formula="of:=TRUNC([.F50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51]/[vars.$A$2]; 2)" office:value-type="float" office:value="0.04" calcext:value-type="float">
            <text:p>0.04</text:p>
          </table:table-cell>
          <table:table-cell table:formula="of:=TRUNC([.E51]/[vars.$A$2]; 2)" office:value-type="float" office:value="0" calcext:value-type="float">
            <text:p>0</text:p>
          </table:table-cell>
          <table:table-cell table:formula="of:=TRUNC([.C51]/[vars.$A$2];2)" office:value-type="float" office:value="0" calcext:value-type="float">
            <text:p>0</text:p>
          </table:table-cell>
          <table:table-cell table:formula="of:=TRUNC([.F51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52]/[vars.$A$2]; 2)" office:value-type="float" office:value="0.04" calcext:value-type="float">
            <text:p>0.04</text:p>
          </table:table-cell>
          <table:table-cell table:formula="of:=TRUNC([.E52]/[vars.$A$2]; 2)" office:value-type="float" office:value="0" calcext:value-type="float">
            <text:p>0</text:p>
          </table:table-cell>
          <table:table-cell table:formula="of:=TRUNC([.C52]/[vars.$A$2];2)" office:value-type="float" office:value="0" calcext:value-type="float">
            <text:p>0</text:p>
          </table:table-cell>
          <table:table-cell table:formula="of:=TRUNC([.F52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formula="of:=TRUNC([.B53]/[vars.$A$2]; 2)" office:value-type="float" office:value="0.04" calcext:value-type="float">
            <text:p>0.04</text:p>
          </table:table-cell>
          <table:table-cell table:formula="of:=TRUNC([.E53]/[vars.$A$2]; 2)" office:value-type="float" office:value="0" calcext:value-type="float">
            <text:p>0</text:p>
          </table:table-cell>
          <table:table-cell table:formula="of:=TRUNC([.C53]/[vars.$A$2];2)" office:value-type="float" office:value="0" calcext:value-type="float">
            <text:p>0</text:p>
          </table:table-cell>
          <table:table-cell table:formula="of:=TRUNC([.F53]/[vars.$A$2];2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RUNC([.B54]/[vars.$A$2]; 2)" office:value-type="float" office:value="0.04" calcext:value-type="float">
            <text:p>0.04</text:p>
          </table:table-cell>
          <table:table-cell table:formula="of:=TRUNC([.E54]/[vars.$A$2]; 2)" office:value-type="float" office:value="0.04" calcext:value-type="float">
            <text:p>0.04</text:p>
          </table:table-cell>
          <table:table-cell table:formula="of:=TRUNC([.C54]/[vars.$A$2];2)" office:value-type="float" office:value="0" calcext:value-type="float">
            <text:p>0</text:p>
          </table:table-cell>
          <table:table-cell table:formula="of:=TRUNC([.F54]/[vars.$A$2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TRUNC([.B55]/[vars.$A$2]; 2)" office:value-type="float" office:value="0.04" calcext:value-type="float">
            <text:p>0.04</text:p>
          </table:table-cell>
          <table:table-cell table:formula="of:=TRUNC([.E55]/[vars.$A$2]; 2)" office:value-type="float" office:value="0" calcext:value-type="float">
            <text:p>0</text:p>
          </table:table-cell>
          <table:table-cell table:formula="of:=TRUNC([.C55]/[vars.$A$2];2)" office:value-type="float" office:value="0" calcext:value-type="float">
            <text:p>0</text:p>
          </table:table-cell>
          <table:table-cell table:formula="of:=TRUNC([.F55]/[vars.$A$2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TRUNC([.B56]/[vars.$A$2]; 2)" office:value-type="float" office:value="0.04" calcext:value-type="float">
            <text:p>0.04</text:p>
          </table:table-cell>
          <table:table-cell table:formula="of:=TRUNC([.E56]/[vars.$A$2]; 2)" office:value-type="float" office:value="0" calcext:value-type="float">
            <text:p>0</text:p>
          </table:table-cell>
          <table:table-cell table:formula="of:=TRUNC([.C56]/[vars.$A$2];2)" office:value-type="float" office:value="0" calcext:value-type="float">
            <text:p>0</text:p>
          </table:table-cell>
          <table:table-cell table:formula="of:=TRUNC([.F56]/[vars.$A$2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TRUNC([.B57]/[vars.$A$2]; 2)" office:value-type="float" office:value="0.04" calcext:value-type="float">
            <text:p>0.04</text:p>
          </table:table-cell>
          <table:table-cell table:formula="of:=TRUNC([.E57]/[vars.$A$2]; 2)" office:value-type="float" office:value="0" calcext:value-type="float">
            <text:p>0</text:p>
          </table:table-cell>
          <table:table-cell table:formula="of:=TRUNC([.C57]/[vars.$A$2];2)" office:value-type="float" office:value="0" calcext:value-type="float">
            <text:p>0</text:p>
          </table:table-cell>
          <table:table-cell table:formula="of:=TRUNC([.F57]/[vars.$A$2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RUNC([.B58]/[vars.$A$2]; 2)" office:value-type="float" office:value="0.06" calcext:value-type="float">
            <text:p>0.06</text:p>
          </table:table-cell>
          <table:table-cell table:formula="of:=TRUNC([.E58]/[vars.$A$2]; 2)" office:value-type="float" office:value="0.02" calcext:value-type="float">
            <text:p>0.02</text:p>
          </table:table-cell>
          <table:table-cell table:formula="of:=TRUNC([.C58]/[vars.$A$2];2)" office:value-type="float" office:value="0" calcext:value-type="float">
            <text:p>0</text:p>
          </table:table-cell>
          <table:table-cell table:formula="of:=TRUNC([.F58]/[vars.$A$2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RUNC([.B59]/[vars.$A$2]; 2)" office:value-type="float" office:value="0.21" calcext:value-type="float">
            <text:p>0.21</text:p>
          </table:table-cell>
          <table:table-cell table:formula="of:=TRUNC([.E59]/[vars.$A$2]; 2)" office:value-type="float" office:value="0.14" calcext:value-type="float">
            <text:p>0.14</text:p>
          </table:table-cell>
          <table:table-cell table:formula="of:=TRUNC([.C59]/[vars.$A$2];2)" office:value-type="float" office:value="0" calcext:value-type="float">
            <text:p>0</text:p>
          </table:table-cell>
          <table:table-cell table:formula="of:=TRUNC([.F59]/[vars.$A$2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60]-[.B59]; 0)" office:value-type="float" office:value="6" calcext:value-type="float">
            <text:p>6</text:p>
          </table:table-cell>
          <table:table-cell table:formula="of:=MAX([.C60]-[.C59]; 0)" office:value-type="float" office:value="0" calcext:value-type="float">
            <text:p>0</text:p>
          </table:table-cell>
          <table:table-cell table:formula="of:=MAX([.D60]-[.D59]; 0)" office:value-type="float" office:value="0" calcext:value-type="float">
            <text:p>0</text:p>
          </table:table-cell>
          <table:table-cell table:formula="of:=TRUNC([.B60]/[vars.$A$2]; 2)" office:value-type="float" office:value="0.34" calcext:value-type="float">
            <text:p>0.34</text:p>
          </table:table-cell>
          <table:table-cell table:formula="of:=TRUNC([.E60]/[vars.$A$2]; 2)" office:value-type="float" office:value="0.12" calcext:value-type="float">
            <text:p>0.12</text:p>
          </table:table-cell>
          <table:table-cell table:formula="of:=TRUNC([.C60]/[vars.$A$2];2)" office:value-type="float" office:value="0" calcext:value-type="float">
            <text:p>0</text:p>
          </table:table-cell>
          <table:table-cell table:formula="of:=TRUNC([.F60]/[vars.$A$2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61]-[.B60]; 0)" office:value-type="float" office:value="16" calcext:value-type="float">
            <text:p>16</text:p>
          </table:table-cell>
          <table:table-cell table:formula="of:=MAX([.C61]-[.C60]; 0)" office:value-type="float" office:value="0" calcext:value-type="float">
            <text:p>0</text:p>
          </table:table-cell>
          <table:table-cell table:formula="of:=MAX([.D61]-[.D60]; 0)" office:value-type="float" office:value="0" calcext:value-type="float">
            <text:p>0</text:p>
          </table:table-cell>
          <table:table-cell table:formula="of:=TRUNC([.B61]/[vars.$A$2]; 2)" office:value-type="float" office:value="0.68" calcext:value-type="float">
            <text:p>0.68</text:p>
          </table:table-cell>
          <table:table-cell table:formula="of:=TRUNC([.E61]/[vars.$A$2]; 2)" office:value-type="float" office:value="0.34" calcext:value-type="float">
            <text:p>0.34</text:p>
          </table:table-cell>
          <table:table-cell table:formula="of:=TRUNC([.C61]/[vars.$A$2];2)" office:value-type="float" office:value="0" calcext:value-type="float">
            <text:p>0</text:p>
          </table:table-cell>
          <table:table-cell table:formula="of:=TRUNC([.F61]/[vars.$A$2];2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20-02-29" calcext:value-type="date">
            <text:p>2020-02-2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62]-[.B61]; 0)" office:value-type="float" office:value="2" calcext:value-type="float">
            <text:p>2</text:p>
          </table:table-cell>
          <table:table-cell table:formula="of:=MAX([.C62]-[.C61]; 0)" office:value-type="float" office:value="0" calcext:value-type="float">
            <text:p>0</text:p>
          </table:table-cell>
          <table:table-cell table:formula="of:=MAX([.D62]-[.D61]; 0)" office:value-type="float" office:value="0" calcext:value-type="float">
            <text:p>0</text:p>
          </table:table-cell>
          <table:table-cell table:formula="of:=TRUNC([.B62]/[vars.$A$2]; 2)" office:value-type="float" office:value="0.72" calcext:value-type="float">
            <text:p>0.72</text:p>
          </table:table-cell>
          <table:table-cell table:formula="of:=TRUNC([.E62]/[vars.$A$2]; 2)" office:value-type="float" office:value="0.04" calcext:value-type="float">
            <text:p>0.04</text:p>
          </table:table-cell>
          <table:table-cell table:formula="of:=TRUNC([.C62]/[vars.$A$2];2)" office:value-type="float" office:value="0" calcext:value-type="float">
            <text:p>0</text:p>
          </table:table-cell>
          <table:table-cell table:formula="of:=TRUNC([.F62]/[vars.$A$2];2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20-03-01" calcext:value-type="date">
            <text:p>2020-03-0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63]-[.B62]; 0)" office:value-type="float" office:value="32" calcext:value-type="float">
            <text:p>32</text:p>
          </table:table-cell>
          <table:table-cell table:formula="of:=MAX([.C63]-[.C62]; 0)" office:value-type="float" office:value="0" calcext:value-type="float">
            <text:p>0</text:p>
          </table:table-cell>
          <table:table-cell table:formula="of:=MAX([.D63]-[.D62]; 0)" office:value-type="float" office:value="0" calcext:value-type="float">
            <text:p>0</text:p>
          </table:table-cell>
          <table:table-cell table:formula="of:=TRUNC([.B63]/[vars.$A$2]; 2)" office:value-type="float" office:value="1.4" calcext:value-type="float">
            <text:p>1.4</text:p>
          </table:table-cell>
          <table:table-cell table:formula="of:=TRUNC([.E63]/[vars.$A$2]; 2)" office:value-type="float" office:value="0.68" calcext:value-type="float">
            <text:p>0.68</text:p>
          </table:table-cell>
          <table:table-cell table:formula="of:=TRUNC([.C63]/[vars.$A$2];2)" office:value-type="float" office:value="0" calcext:value-type="float">
            <text:p>0</text:p>
          </table:table-cell>
          <table:table-cell table:formula="of:=TRUNC([.F63]/[vars.$A$2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64]-[.B63]; 0)" office:value-type="float" office:value="48" calcext:value-type="float">
            <text:p>48</text:p>
          </table:table-cell>
          <table:table-cell table:formula="of:=MAX([.C64]-[.C63]; 0)" office:value-type="float" office:value="0" calcext:value-type="float">
            <text:p>0</text:p>
          </table:table-cell>
          <table:table-cell table:formula="of:=MAX([.D64]-[.D63]; 0)" office:value-type="float" office:value="0" calcext:value-type="float">
            <text:p>0</text:p>
          </table:table-cell>
          <table:table-cell table:formula="of:=TRUNC([.B64]/[vars.$A$2]; 2)" office:value-type="float" office:value="2.42" calcext:value-type="float">
            <text:p>2.42</text:p>
          </table:table-cell>
          <table:table-cell table:formula="of:=TRUNC([.E64]/[vars.$A$2]; 2)" office:value-type="float" office:value="1.02" calcext:value-type="float">
            <text:p>1.02</text:p>
          </table:table-cell>
          <table:table-cell table:formula="of:=TRUNC([.C64]/[vars.$A$2];2)" office:value-type="float" office:value="0" calcext:value-type="float">
            <text:p>0</text:p>
          </table:table-cell>
          <table:table-cell table:formula="of:=TRUNC([.F64]/[vars.$A$2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65]-[.B64]; 0)" office:value-type="float" office:value="36" calcext:value-type="float">
            <text:p>36</text:p>
          </table:table-cell>
          <table:table-cell table:formula="of:=MAX([.C65]-[.C64]; 0)" office:value-type="float" office:value="0" calcext:value-type="float">
            <text:p>0</text:p>
          </table:table-cell>
          <table:table-cell table:formula="of:=MAX([.D65]-[.D64]; 0)" office:value-type="float" office:value="0" calcext:value-type="float">
            <text:p>0</text:p>
          </table:table-cell>
          <table:table-cell table:formula="of:=TRUNC([.B65]/[vars.$A$2]; 2)" office:value-type="float" office:value="3.19" calcext:value-type="float">
            <text:p>3.19</text:p>
          </table:table-cell>
          <table:table-cell table:formula="of:=TRUNC([.E65]/[vars.$A$2]; 2)" office:value-type="float" office:value="0.76" calcext:value-type="float">
            <text:p>0.76</text:p>
          </table:table-cell>
          <table:table-cell table:formula="of:=TRUNC([.C65]/[vars.$A$2];2)" office:value-type="float" office:value="0" calcext:value-type="float">
            <text:p>0</text:p>
          </table:table-cell>
          <table:table-cell table:formula="of:=TRUNC([.F65]/[vars.$A$2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66]-[.B65]; 0)" office:value-type="float" office:value="48" calcext:value-type="float">
            <text:p>48</text:p>
          </table:table-cell>
          <table:table-cell table:formula="of:=MAX([.C66]-[.C65]; 0)" office:value-type="float" office:value="1" calcext:value-type="float">
            <text:p>1</text:p>
          </table:table-cell>
          <table:table-cell table:formula="of:=MAX([.D66]-[.D65]; 0)" office:value-type="float" office:value="0" calcext:value-type="float">
            <text:p>0</text:p>
          </table:table-cell>
          <table:table-cell table:formula="of:=TRUNC([.B66]/[vars.$A$2]; 2)" office:value-type="float" office:value="4.21" calcext:value-type="float">
            <text:p>4.21</text:p>
          </table:table-cell>
          <table:table-cell table:formula="of:=TRUNC([.E66]/[vars.$A$2]; 2)" office:value-type="float" office:value="1.02" calcext:value-type="float">
            <text:p>1.02</text:p>
          </table:table-cell>
          <table:table-cell table:formula="of:=TRUNC([.C66]/[vars.$A$2];2)" office:value-type="float" office:value="0.02" calcext:value-type="float">
            <text:p>0.02</text:p>
          </table:table-cell>
          <table:table-cell table:formula="of:=TRUNC([.F66]/[vars.$A$2];2)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[.B67]-[.B66]; 0)" office:value-type="float" office:value="39" calcext:value-type="float">
            <text:p>39</text:p>
          </table:table-cell>
          <table:table-cell table:formula="of:=MAX([.C67]-[.C66]; 0)" office:value-type="float" office:value="2" calcext:value-type="float">
            <text:p>2</text:p>
          </table:table-cell>
          <table:table-cell table:formula="of:=MAX([.D67]-[.D66]; 0)" office:value-type="float" office:value="0" calcext:value-type="float">
            <text:p>0</text:p>
          </table:table-cell>
          <table:table-cell table:formula="of:=TRUNC([.B67]/[vars.$A$2]; 2)" office:value-type="float" office:value="5.04" calcext:value-type="float">
            <text:p>5.04</text:p>
          </table:table-cell>
          <table:table-cell table:formula="of:=TRUNC([.E67]/[vars.$A$2]; 2)" office:value-type="float" office:value="0.83" calcext:value-type="float">
            <text:p>0.83</text:p>
          </table:table-cell>
          <table:table-cell table:formula="of:=TRUNC([.C67]/[vars.$A$2];2)" office:value-type="float" office:value="0.06" calcext:value-type="float">
            <text:p>0.06</text:p>
          </table:table-cell>
          <table:table-cell table:formula="of:=TRUNC([.F67]/[vars.$A$2];2)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MAX([.B68]-[.B67]; 0)" office:value-type="float" office:value="128" calcext:value-type="float">
            <text:p>128</text:p>
          </table:table-cell>
          <table:table-cell table:formula="of:=MAX([.C68]-[.C67]; 0)" office:value-type="float" office:value="2" calcext:value-type="float">
            <text:p>2</text:p>
          </table:table-cell>
          <table:table-cell table:formula="of:=MAX([.D68]-[.D67]; 0)" office:value-type="float" office:value="0" calcext:value-type="float">
            <text:p>0</text:p>
          </table:table-cell>
          <table:table-cell table:formula="of:=TRUNC([.B68]/[vars.$A$2]; 2)" office:value-type="float" office:value="7.77" calcext:value-type="float">
            <text:p>7.77</text:p>
          </table:table-cell>
          <table:table-cell table:formula="of:=TRUNC([.E68]/[vars.$A$2]; 2)" office:value-type="float" office:value="2.72" calcext:value-type="float">
            <text:p>2.72</text:p>
          </table:table-cell>
          <table:table-cell table:formula="of:=TRUNC([.C68]/[vars.$A$2];2)" office:value-type="float" office:value="0.1" calcext:value-type="float">
            <text:p>0.1</text:p>
          </table:table-cell>
          <table:table-cell table:formula="of:=TRUNC([.F68]/[vars.$A$2];2)" office:value-type="float" office:value="0.04" calcext:value-type="float">
            <text:p>0.04</text:p>
          </table:table-cell>
          <table:table-cell/>
        </table:table-row>
        <table:table-row table:style-name="ro1">
          <table:table-cell table:style-name="ce4" office:value-type="date" office:date-value="2020-03-07" calcext:value-type="date">
            <text:p>2020-03-07</text:p>
          </table:table-cell>
          <table:table-cell office:value-type="float" office:value="430" calcext:value-type="float">
            <text:p>4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MAX([.B69]-[.B68]; 0)" office:value-type="float" office:value="65" calcext:value-type="float">
            <text:p>65</text:p>
          </table:table-cell>
          <table:table-cell table:formula="of:=MAX([.C69]-[.C68]; 0)" office:value-type="float" office:value="0" calcext:value-type="float">
            <text:p>0</text:p>
          </table:table-cell>
          <table:table-cell table:formula="of:=MAX([.D69]-[.D68]; 0)" office:value-type="float" office:value="0" calcext:value-type="float">
            <text:p>0</text:p>
          </table:table-cell>
          <table:table-cell table:formula="of:=TRUNC([.B69]/[vars.$A$2]; 2)" office:value-type="float" office:value="9.16" calcext:value-type="float">
            <text:p>9.16</text:p>
          </table:table-cell>
          <table:table-cell table:formula="of:=TRUNC([.E69]/[vars.$A$2]; 2)" office:value-type="float" office:value="1.38" calcext:value-type="float">
            <text:p>1.38</text:p>
          </table:table-cell>
          <table:table-cell table:formula="of:=TRUNC([.C69]/[vars.$A$2];2)" office:value-type="float" office:value="0.1" calcext:value-type="float">
            <text:p>0.1</text:p>
          </table:table-cell>
          <table:table-cell table:formula="of:=TRUNC([.F69]/[vars.$A$2];2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date" office:date-value="2020-03-08" calcext:value-type="date">
            <text:p>2020-03-08</text:p>
          </table:table-cell>
          <table:table-cell office:value-type="float" office:value="589" calcext:value-type="float">
            <text:p>5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MAX([.B70]-[.B69]; 0)" office:value-type="float" office:value="159" calcext:value-type="float">
            <text:p>159</text:p>
          </table:table-cell>
          <table:table-cell table:formula="of:=MAX([.C70]-[.C69]; 0)" office:value-type="float" office:value="11" calcext:value-type="float">
            <text:p>11</text:p>
          </table:table-cell>
          <table:table-cell table:formula="of:=MAX([.D70]-[.D69]; 0)" office:value-type="float" office:value="0" calcext:value-type="float">
            <text:p>0</text:p>
          </table:table-cell>
          <table:table-cell table:formula="of:=TRUNC([.B70]/[vars.$A$2]; 2)" office:value-type="float" office:value="12.54" calcext:value-type="float">
            <text:p>12.54</text:p>
          </table:table-cell>
          <table:table-cell table:formula="of:=TRUNC([.E70]/[vars.$A$2]; 2)" office:value-type="float" office:value="3.38" calcext:value-type="float">
            <text:p>3.38</text:p>
          </table:table-cell>
          <table:table-cell table:formula="of:=TRUNC([.C70]/[vars.$A$2];2)" office:value-type="float" office:value="0.34" calcext:value-type="float">
            <text:p>0.34</text:p>
          </table:table-cell>
          <table:table-cell table:formula="of:=TRUNC([.F70]/[vars.$A$2];2)"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MAX([.B71]-[.B70]; 0)" office:value-type="float" office:value="410" calcext:value-type="float">
            <text:p>410</text:p>
          </table:table-cell>
          <table:table-cell table:formula="of:=MAX([.C71]-[.C70]; 0)" office:value-type="float" office:value="12" calcext:value-type="float">
            <text:p>12</text:p>
          </table:table-cell>
          <table:table-cell table:formula="of:=MAX([.D71]-[.D70]; 0)" office:value-type="float" office:value="25" calcext:value-type="float">
            <text:p>25</text:p>
          </table:table-cell>
          <table:table-cell table:formula="of:=TRUNC([.B71]/[vars.$A$2]; 2)" office:value-type="float" office:value="21.28" calcext:value-type="float">
            <text:p>21.28</text:p>
          </table:table-cell>
          <table:table-cell table:formula="of:=TRUNC([.E71]/[vars.$A$2]; 2)" office:value-type="float" office:value="8.73" calcext:value-type="float">
            <text:p>8.73</text:p>
          </table:table-cell>
          <table:table-cell table:formula="of:=TRUNC([.C71]/[vars.$A$2];2)" office:value-type="float" office:value="0.59" calcext:value-type="float">
            <text:p>0.59</text:p>
          </table:table-cell>
          <table:table-cell table:formula="of:=TRUNC([.F71]/[vars.$A$2];2)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622" calcext:value-type="float">
            <text:p>1622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table:formula="of:=MAX([.B72]-[.B71]; 0)" office:value-type="float" office:value="623" calcext:value-type="float">
            <text:p>623</text:p>
          </table:table-cell>
          <table:table-cell table:formula="of:=MAX([.C72]-[.C71]; 0)" office:value-type="float" office:value="7" calcext:value-type="float">
            <text:p>7</text:p>
          </table:table-cell>
          <table:table-cell table:formula="of:=MAX([.D72]-[.D71]; 0)" office:value-type="float" office:value="115" calcext:value-type="float">
            <text:p>115</text:p>
          </table:table-cell>
          <table:table-cell table:formula="of:=TRUNC([.B72]/[vars.$A$2]; 2)" office:value-type="float" office:value="34.55" calcext:value-type="float">
            <text:p>34.55</text:p>
          </table:table-cell>
          <table:table-cell table:formula="of:=TRUNC([.E72]/[vars.$A$2]; 2)" office:value-type="float" office:value="13.27" calcext:value-type="float">
            <text:p>13.27</text:p>
          </table:table-cell>
          <table:table-cell table:formula="of:=TRUNC([.C72]/[vars.$A$2];2)" office:value-type="float" office:value="0.74" calcext:value-type="float">
            <text:p>0.74</text:p>
          </table:table-cell>
          <table:table-cell table:formula="of:=TRUNC([.F72]/[vars.$A$2];2)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2128" calcext:value-type="float">
            <text:p>2128</text:p>
          </table:table-cell>
          <table:table-cell office:value-type="float" office:value="47" calcext:value-type="float">
            <text:p>47</text:p>
          </table:table-cell>
          <table:table-cell office:value-type="float" office:value="188" calcext:value-type="float">
            <text:p>188</text:p>
          </table:table-cell>
          <table:table-cell table:formula="of:=MAX([.B73]-[.B72]; 0)" office:value-type="float" office:value="506" calcext:value-type="float">
            <text:p>506</text:p>
          </table:table-cell>
          <table:table-cell table:formula="of:=MAX([.C73]-[.C72]; 0)" office:value-type="float" office:value="12" calcext:value-type="float">
            <text:p>12</text:p>
          </table:table-cell>
          <table:table-cell table:formula="of:=MAX([.D73]-[.D72]; 0)" office:value-type="float" office:value="48" calcext:value-type="float">
            <text:p>48</text:p>
          </table:table-cell>
          <table:table-cell table:formula="of:=TRUNC([.B73]/[vars.$A$2]; 2)" office:value-type="float" office:value="45.33" calcext:value-type="float">
            <text:p>45.33</text:p>
          </table:table-cell>
          <table:table-cell table:formula="of:=TRUNC([.E73]/[vars.$A$2]; 2)" office:value-type="float" office:value="10.77" calcext:value-type="float">
            <text:p>10.77</text:p>
          </table:table-cell>
          <table:table-cell table:formula="of:=TRUNC([.C73]/[vars.$A$2];2)" office:value-type="float" office:value="1" calcext:value-type="float">
            <text:p>1</text:p>
          </table:table-cell>
          <table:table-cell table:formula="of:=TRUNC([.F73]/[vars.$A$2];2)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2950" calcext:value-type="float">
            <text:p>2950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  <table:table-cell table:formula="of:=MAX([.B74]-[.B73]; 0)" office:value-type="float" office:value="822" calcext:value-type="float">
            <text:p>822</text:p>
          </table:table-cell>
          <table:table-cell table:formula="of:=MAX([.C74]-[.C73]; 0)" office:value-type="float" office:value="37" calcext:value-type="float">
            <text:p>37</text:p>
          </table:table-cell>
          <table:table-cell table:formula="of:=MAX([.D74]-[.D73]; 0)" office:value-type="float" office:value="13" calcext:value-type="float">
            <text:p>13</text:p>
          </table:table-cell>
          <table:table-cell table:formula="of:=TRUNC([.B74]/[vars.$A$2]; 2)" office:value-type="float" office:value="62.84" calcext:value-type="float">
            <text:p>62.84</text:p>
          </table:table-cell>
          <table:table-cell table:formula="of:=TRUNC([.E74]/[vars.$A$2]; 2)" office:value-type="float" office:value="17.51" calcext:value-type="float">
            <text:p>17.51</text:p>
          </table:table-cell>
          <table:table-cell table:formula="of:=TRUNC([.C74]/[vars.$A$2];2)" office:value-type="float" office:value="1.78" calcext:value-type="float">
            <text:p>1.78</text:p>
          </table:table-cell>
          <table:table-cell table:formula="of:=TRUNC([.F74]/[vars.$A$2];2)"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4209" calcext:value-type="float">
            <text:p>4209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formula="of:=MAX([.B75]-[.B74]; 0)" office:value-type="float" office:value="1259" calcext:value-type="float">
            <text:p>1259</text:p>
          </table:table-cell>
          <table:table-cell table:formula="of:=MAX([.C75]-[.C74]; 0)" office:value-type="float" office:value="36" calcext:value-type="float">
            <text:p>36</text:p>
          </table:table-cell>
          <table:table-cell table:formula="of:=MAX([.D75]-[.D74]; 0)" office:value-type="float" office:value="0" calcext:value-type="float">
            <text:p>0</text:p>
          </table:table-cell>
          <table:table-cell table:formula="of:=TRUNC([.B75]/[vars.$A$2]; 2)" office:value-type="float" office:value="89.66" calcext:value-type="float">
            <text:p>89.66</text:p>
          </table:table-cell>
          <table:table-cell table:formula="of:=TRUNC([.E75]/[vars.$A$2]; 2)" office:value-type="float" office:value="26.82" calcext:value-type="float">
            <text:p>26.82</text:p>
          </table:table-cell>
          <table:table-cell table:formula="of:=TRUNC([.C75]/[vars.$A$2];2)" office:value-type="float" office:value="2.55" calcext:value-type="float">
            <text:p>2.55</text:p>
          </table:table-cell>
          <table:table-cell table:formula="of:=TRUNC([.F75]/[vars.$A$2];2)" office:value-type="float" office:value="0.76" calcext:value-type="float">
            <text:p>0.76</text:p>
          </table:table-cell>
          <table:table-cell/>
        </table:table-row>
        <table:table-row table:style-name="ro1">
          <table:table-cell table:style-name="ce3" office:value-type="date" office:date-value="2020-03-14" calcext:value-type="date">
            <text:p>2020-03-14</text:p>
          </table:table-cell>
          <table:table-cell office:value-type="float" office:value="5753" calcext:value-type="float">
            <text:p>5753</text:p>
          </table:table-cell>
          <table:table-cell office:value-type="float" office:value="136" calcext:value-type="float">
            <text:p>136</text:p>
          </table:table-cell>
          <table:table-cell office:value-type="float" office:value="544" calcext:value-type="float">
            <text:p>544</text:p>
          </table:table-cell>
          <table:table-cell table:formula="of:=MAX([.B76]-[.B75]; 0)" office:value-type="float" office:value="1544" calcext:value-type="float">
            <text:p>1544</text:p>
          </table:table-cell>
          <table:table-cell table:formula="of:=MAX([.C76]-[.C75]; 0)" office:value-type="float" office:value="16" calcext:value-type="float">
            <text:p>16</text:p>
          </table:table-cell>
          <table:table-cell table:formula="of:=MAX([.D76]-[.D75]; 0)" office:value-type="float" office:value="344" calcext:value-type="float">
            <text:p>344</text:p>
          </table:table-cell>
          <table:table-cell table:formula="of:=TRUNC([.B76]/[vars.$A$2]; 2)" office:value-type="float" office:value="122.56" calcext:value-type="float">
            <text:p>122.56</text:p>
          </table:table-cell>
          <table:table-cell table:formula="of:=TRUNC([.E76]/[vars.$A$2]; 2)" office:value-type="float" office:value="32.89" calcext:value-type="float">
            <text:p>32.89</text:p>
          </table:table-cell>
          <table:table-cell table:formula="of:=TRUNC([.C76]/[vars.$A$2];2)" office:value-type="float" office:value="2.89" calcext:value-type="float">
            <text:p>2.89</text:p>
          </table:table-cell>
          <table:table-cell table:formula="of:=TRUNC([.F76]/[vars.$A$2];2)" office:value-type="float" office:value="0.34" calcext:value-type="float">
            <text:p>0.34</text:p>
          </table:table-cell>
          <table:table-cell/>
        </table:table-row>
        <table:table-row table:style-name="ro1">
          <table:table-cell table:style-name="ce3" office:value-type="date" office:date-value="2020-03-15" calcext:value-type="date">
            <text:p>2020-03-15</text:p>
          </table:table-cell>
          <table:table-cell office:value-type="float" office:value="7763" calcext:value-type="float">
            <text:p>7763</text:p>
          </table:table-cell>
          <table:table-cell office:value-type="float" office:value="288" calcext:value-type="float">
            <text:p>288</text:p>
          </table:table-cell>
          <table:table-cell office:value-type="float" office:value="556" calcext:value-type="float">
            <text:p>556</text:p>
          </table:table-cell>
          <table:table-cell table:formula="of:=MAX([.B77]-[.B76]; 0)" office:value-type="float" office:value="2010" calcext:value-type="float">
            <text:p>2010</text:p>
          </table:table-cell>
          <table:table-cell table:formula="of:=MAX([.C77]-[.C76]; 0)" office:value-type="float" office:value="152" calcext:value-type="float">
            <text:p>152</text:p>
          </table:table-cell>
          <table:table-cell table:formula="of:=MAX([.D77]-[.D76]; 0)" office:value-type="float" office:value="12" calcext:value-type="float">
            <text:p>12</text:p>
          </table:table-cell>
          <table:table-cell table:formula="of:=TRUNC([.B77]/[vars.$A$2]; 2)" office:value-type="float" office:value="165.38" calcext:value-type="float">
            <text:p>165.38</text:p>
          </table:table-cell>
          <table:table-cell table:formula="of:=TRUNC([.E77]/[vars.$A$2]; 2)" office:value-type="float" office:value="42.82" calcext:value-type="float">
            <text:p>42.82</text:p>
          </table:table-cell>
          <table:table-cell table:formula="of:=TRUNC([.C77]/[vars.$A$2];2)" office:value-type="float" office:value="6.13" calcext:value-type="float">
            <text:p>6.13</text:p>
          </table:table-cell>
          <table:table-cell table:formula="of:=TRUNC([.F77]/[vars.$A$2];2)" office:value-type="float" office:value="3.23" calcext:value-type="float">
            <text:p>3.23</text:p>
          </table:table-cell>
          <table:table-cell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9191" calcext:value-type="float">
            <text:p>9191</text:p>
          </table:table-cell>
          <table:table-cell office:value-type="float" office:value="309" calcext:value-type="float">
            <text:p>309</text:p>
          </table:table-cell>
          <table:table-cell office:value-type="float" office:value="575" calcext:value-type="float">
            <text:p>575</text:p>
          </table:table-cell>
          <table:table-cell table:formula="of:=MAX([.B78]-[.B77]; 0)" office:value-type="float" office:value="1428" calcext:value-type="float">
            <text:p>1428</text:p>
          </table:table-cell>
          <table:table-cell table:formula="of:=MAX([.C78]-[.C77]; 0)" office:value-type="float" office:value="21" calcext:value-type="float">
            <text:p>21</text:p>
          </table:table-cell>
          <table:table-cell table:formula="of:=MAX([.D78]-[.D77]; 0)" office:value-type="float" office:value="19" calcext:value-type="float">
            <text:p>19</text:p>
          </table:table-cell>
          <table:table-cell table:formula="of:=TRUNC([.B78]/[vars.$A$2]; 2)" office:value-type="float" office:value="195.8" calcext:value-type="float">
            <text:p>195.8</text:p>
          </table:table-cell>
          <table:table-cell table:formula="of:=TRUNC([.E78]/[vars.$A$2]; 2)" office:value-type="float" office:value="30.42" calcext:value-type="float">
            <text:p>30.42</text:p>
          </table:table-cell>
          <table:table-cell table:formula="of:=TRUNC([.C78]/[vars.$A$2];2)" office:value-type="float" office:value="6.58" calcext:value-type="float">
            <text:p>6.58</text:p>
          </table:table-cell>
          <table:table-cell table:formula="of:=TRUNC([.F78]/[vars.$A$2];2)"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1178" calcext:value-type="float">
            <text:p>11178</text:p>
          </table:table-cell>
          <table:table-cell office:value-type="float" office:value="491" calcext:value-type="float">
            <text:p>491</text:p>
          </table:table-cell>
          <table:table-cell office:value-type="float" office:value="1086" calcext:value-type="float">
            <text:p>1086</text:p>
          </table:table-cell>
          <table:table-cell table:formula="of:=MAX([.B79]-[.B78]; 0)" office:value-type="float" office:value="1987" calcext:value-type="float">
            <text:p>1987</text:p>
          </table:table-cell>
          <table:table-cell table:formula="of:=MAX([.C79]-[.C78]; 0)" office:value-type="float" office:value="182" calcext:value-type="float">
            <text:p>182</text:p>
          </table:table-cell>
          <table:table-cell table:formula="of:=MAX([.D79]-[.D78]; 0)" office:value-type="float" office:value="511" calcext:value-type="float">
            <text:p>511</text:p>
          </table:table-cell>
          <table:table-cell table:formula="of:=TRUNC([.B79]/[vars.$A$2]; 2)" office:value-type="float" office:value="238.13" calcext:value-type="float">
            <text:p>238.13</text:p>
          </table:table-cell>
          <table:table-cell table:formula="of:=TRUNC([.E79]/[vars.$A$2]; 2)" office:value-type="float" office:value="42.33" calcext:value-type="float">
            <text:p>42.33</text:p>
          </table:table-cell>
          <table:table-cell table:formula="of:=TRUNC([.C79]/[vars.$A$2];2)" office:value-type="float" office:value="10.46" calcext:value-type="float">
            <text:p>10.46</text:p>
          </table:table-cell>
          <table:table-cell table:formula="of:=TRUNC([.F79]/[vars.$A$2];2)" office:value-type="float" office:value="3.87" calcext:value-type="float">
            <text:p>3.87</text:p>
          </table:table-cell>
          <table:table-cell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3716" calcext:value-type="float">
            <text:p>13716</text:p>
          </table:table-cell>
          <table:table-cell office:value-type="float" office:value="598" calcext:value-type="float">
            <text:p>598</text:p>
          </table:table-cell>
          <table:table-cell office:value-type="float" office:value="1160" calcext:value-type="float">
            <text:p>1160</text:p>
          </table:table-cell>
          <table:table-cell table:formula="of:=MAX([.B80]-[.B79]; 0)" office:value-type="float" office:value="2538" calcext:value-type="float">
            <text:p>2538</text:p>
          </table:table-cell>
          <table:table-cell table:formula="of:=MAX([.C80]-[.C79]; 0)" office:value-type="float" office:value="107" calcext:value-type="float">
            <text:p>107</text:p>
          </table:table-cell>
          <table:table-cell table:formula="of:=MAX([.D80]-[.D79]; 0)" office:value-type="float" office:value="74" calcext:value-type="float">
            <text:p>74</text:p>
          </table:table-cell>
          <table:table-cell table:formula="of:=TRUNC([.B80]/[vars.$A$2]; 2)" office:value-type="float" office:value="292.2" calcext:value-type="float">
            <text:p>292.2</text:p>
          </table:table-cell>
          <table:table-cell table:formula="of:=TRUNC([.E80]/[vars.$A$2]; 2)" office:value-type="float" office:value="54.06" calcext:value-type="float">
            <text:p>54.06</text:p>
          </table:table-cell>
          <table:table-cell table:formula="of:=TRUNC([.C80]/[vars.$A$2];2)" office:value-type="float" office:value="12.73" calcext:value-type="float">
            <text:p>12.73</text:p>
          </table:table-cell>
          <table:table-cell table:formula="of:=TRUNC([.F80]/[vars.$A$2];2)" office:value-type="float" office:value="2.27" calcext:value-type="float">
            <text:p>2.27</text:p>
          </table:table-cell>
          <table:table-cell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7147" calcext:value-type="float">
            <text:p>17147</text:p>
          </table:table-cell>
          <table:table-cell office:value-type="float" office:value="767" calcext:value-type="float">
            <text:p>767</text:p>
          </table:table-cell>
          <table:table-cell office:value-type="float" office:value="1210" calcext:value-type="float">
            <text:p>1210</text:p>
          </table:table-cell>
          <table:table-cell table:formula="of:=MAX([.B81]-[.B80]; 0)" office:value-type="float" office:value="3431" calcext:value-type="float">
            <text:p>3431</text:p>
          </table:table-cell>
          <table:table-cell table:formula="of:=MAX([.C81]-[.C80]; 0)" office:value-type="float" office:value="169" calcext:value-type="float">
            <text:p>169</text:p>
          </table:table-cell>
          <table:table-cell table:formula="of:=MAX([.D81]-[.D80]; 0)" office:value-type="float" office:value="50" calcext:value-type="float">
            <text:p>50</text:p>
          </table:table-cell>
          <table:table-cell table:formula="of:=TRUNC([.B81]/[vars.$A$2]; 2)" office:value-type="float" office:value="365.29" calcext:value-type="float">
            <text:p>365.29</text:p>
          </table:table-cell>
          <table:table-cell table:formula="of:=TRUNC([.E81]/[vars.$A$2]; 2)" office:value-type="float" office:value="73.09" calcext:value-type="float">
            <text:p>73.09</text:p>
          </table:table-cell>
          <table:table-cell table:formula="of:=TRUNC([.C81]/[vars.$A$2];2)" office:value-type="float" office:value="16.34" calcext:value-type="float">
            <text:p>16.34</text:p>
          </table:table-cell>
          <table:table-cell table:formula="of:=TRUNC([.F81]/[vars.$A$2];2)"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9980" calcext:value-type="float">
            <text:p>19980</text:p>
          </table:table-cell>
          <table:table-cell office:value-type="float" office:value="1002" calcext:value-type="float">
            <text:p>1002</text:p>
          </table:table-cell>
          <table:table-cell office:value-type="float" office:value="1542" calcext:value-type="float">
            <text:p>1542</text:p>
          </table:table-cell>
          <table:table-cell table:formula="of:=MAX([.B82]-[.B81]; 0)" office:value-type="float" office:value="2833" calcext:value-type="float">
            <text:p>2833</text:p>
          </table:table-cell>
          <table:table-cell table:formula="of:=MAX([.C82]-[.C81]; 0)" office:value-type="float" office:value="235" calcext:value-type="float">
            <text:p>235</text:p>
          </table:table-cell>
          <table:table-cell table:formula="of:=MAX([.D82]-[.D81]; 0)" office:value-type="float" office:value="332" calcext:value-type="float">
            <text:p>332</text:p>
          </table:table-cell>
          <table:table-cell table:formula="of:=TRUNC([.B82]/[vars.$A$2]; 2)" office:value-type="float" office:value="425.64" calcext:value-type="float">
            <text:p>425.64</text:p>
          </table:table-cell>
          <table:table-cell table:formula="of:=TRUNC([.E82]/[vars.$A$2]; 2)" office:value-type="float" office:value="60.35" calcext:value-type="float">
            <text:p>60.35</text:p>
          </table:table-cell>
          <table:table-cell table:formula="of:=TRUNC([.C82]/[vars.$A$2];2)" office:value-type="float" office:value="21.34" calcext:value-type="float">
            <text:p>21.34</text:p>
          </table:table-cell>
          <table:table-cell table:formula="of:=TRUNC([.F82]/[vars.$A$2];2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4926" calcext:value-type="float">
            <text:p>24926</text:p>
          </table:table-cell>
          <table:table-cell office:value-type="float" office:value="1326" calcext:value-type="float">
            <text:p>1326</text:p>
          </table:table-cell>
          <table:table-cell office:value-type="float" office:value="2131" calcext:value-type="float">
            <text:p>2131</text:p>
          </table:table-cell>
          <table:table-cell table:formula="of:=MAX([.B83]-[.B82]; 0)" office:value-type="float" office:value="4946" calcext:value-type="float">
            <text:p>4946</text:p>
          </table:table-cell>
          <table:table-cell table:formula="of:=MAX([.C83]-[.C82]; 0)" office:value-type="float" office:value="324" calcext:value-type="float">
            <text:p>324</text:p>
          </table:table-cell>
          <table:table-cell table:formula="of:=MAX([.D83]-[.D82]; 0)" office:value-type="float" office:value="589" calcext:value-type="float">
            <text:p>589</text:p>
          </table:table-cell>
          <table:table-cell table:formula="of:=TRUNC([.B83]/[vars.$A$2]; 2)" office:value-type="float" office:value="531.01" calcext:value-type="float">
            <text:p>531.01</text:p>
          </table:table-cell>
          <table:table-cell table:formula="of:=TRUNC([.E83]/[vars.$A$2]; 2)" office:value-type="float" office:value="105.36" calcext:value-type="float">
            <text:p>105.36</text:p>
          </table:table-cell>
          <table:table-cell table:formula="of:=TRUNC([.C83]/[vars.$A$2];2)" office:value-type="float" office:value="28.24" calcext:value-type="float">
            <text:p>28.24</text:p>
          </table:table-cell>
          <table:table-cell table:formula="of:=TRUNC([.F83]/[vars.$A$2];2)"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28572" calcext:value-type="float">
            <text:p>28572</text:p>
          </table:table-cell>
          <table:table-cell office:value-type="float" office:value="1720" calcext:value-type="float">
            <text:p>1720</text:p>
          </table:table-cell>
          <table:table-cell office:value-type="float" office:value="2672" calcext:value-type="float">
            <text:p>2672</text:p>
          </table:table-cell>
          <table:table-cell table:formula="of:=MAX([.B84]-[.B83]; 0)" office:value-type="float" office:value="3646" calcext:value-type="float">
            <text:p>3646</text:p>
          </table:table-cell>
          <table:table-cell table:formula="of:=MAX([.C84]-[.C83]; 0)" office:value-type="float" office:value="394" calcext:value-type="float">
            <text:p>394</text:p>
          </table:table-cell>
          <table:table-cell table:formula="of:=MAX([.D84]-[.D83]; 0)" office:value-type="float" office:value="541" calcext:value-type="float">
            <text:p>541</text:p>
          </table:table-cell>
          <table:table-cell table:formula="of:=TRUNC([.B84]/[vars.$A$2]; 2)" office:value-type="float" office:value="608.69" calcext:value-type="float">
            <text:p>608.69</text:p>
          </table:table-cell>
          <table:table-cell table:formula="of:=TRUNC([.E84]/[vars.$A$2]; 2)" office:value-type="float" office:value="77.67" calcext:value-type="float">
            <text:p>77.67</text:p>
          </table:table-cell>
          <table:table-cell table:formula="of:=TRUNC([.C84]/[vars.$A$2];2)" office:value-type="float" office:value="36.64" calcext:value-type="float">
            <text:p>36.64</text:p>
          </table:table-cell>
          <table:table-cell table:formula="of:=TRUNC([.F84]/[vars.$A$2];2)" office:value-type="float" office:value="8.39" calcext:value-type="float">
            <text:p>8.39</text:p>
          </table:table-cell>
          <table:table-cell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33089" calcext:value-type="float">
            <text:p>33089</text:p>
          </table:table-cell>
          <table:table-cell office:value-type="float" office:value="2182" calcext:value-type="float">
            <text:p>2182</text:p>
          </table:table-cell>
          <table:table-cell office:value-type="float" office:value="3140" calcext:value-type="float">
            <text:p>3140</text:p>
          </table:table-cell>
          <table:table-cell table:formula="of:=MAX([.B85]-[.B84]; 0)" office:value-type="float" office:value="4517" calcext:value-type="float">
            <text:p>4517</text:p>
          </table:table-cell>
          <table:table-cell table:formula="of:=MAX([.C85]-[.C84]; 0)" office:value-type="float" office:value="462" calcext:value-type="float">
            <text:p>462</text:p>
          </table:table-cell>
          <table:table-cell table:formula="of:=MAX([.D85]-[.D84]; 0)" office:value-type="float" office:value="468" calcext:value-type="float">
            <text:p>468</text:p>
          </table:table-cell>
          <table:table-cell table:formula="of:=TRUNC([.B85]/[vars.$A$2]; 2)" office:value-type="float" office:value="704.92" calcext:value-type="float">
            <text:p>704.92</text:p>
          </table:table-cell>
          <table:table-cell table:formula="of:=TRUNC([.E85]/[vars.$A$2]; 2)" office:value-type="float" office:value="96.22" calcext:value-type="float">
            <text:p>96.22</text:p>
          </table:table-cell>
          <table:table-cell table:formula="of:=TRUNC([.C85]/[vars.$A$2];2)" office:value-type="float" office:value="46.48" calcext:value-type="float">
            <text:p>46.48</text:p>
          </table:table-cell>
          <table:table-cell table:formula="of:=TRUNC([.F85]/[vars.$A$2];2)" office:value-type="float" office:value="9.84" calcext:value-type="float">
            <text:p>9.84</text:p>
          </table:table-cell>
          <table:table-cell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39673" calcext:value-type="float">
            <text:p>39673</text:p>
          </table:table-cell>
          <table:table-cell office:value-type="float" office:value="2696" calcext:value-type="float">
            <text:p>2696</text:p>
          </table:table-cell>
          <table:table-cell office:value-type="float" office:value="3697" calcext:value-type="float">
            <text:p>3697</text:p>
          </table:table-cell>
          <table:table-cell table:formula="of:=MAX([.B86]-[.B85]; 0)" office:value-type="float" office:value="6584" calcext:value-type="float">
            <text:p>6584</text:p>
          </table:table-cell>
          <table:table-cell table:formula="of:=MAX([.C86]-[.C85]; 0)" office:value-type="float" office:value="514" calcext:value-type="float">
            <text:p>514</text:p>
          </table:table-cell>
          <table:table-cell table:formula="of:=MAX([.D86]-[.D85]; 0)" office:value-type="float" office:value="557" calcext:value-type="float">
            <text:p>557</text:p>
          </table:table-cell>
          <table:table-cell table:formula="of:=TRUNC([.B86]/[vars.$A$2]; 2)" office:value-type="float" office:value="845.18" calcext:value-type="float">
            <text:p>845.18</text:p>
          </table:table-cell>
          <table:table-cell table:formula="of:=TRUNC([.E86]/[vars.$A$2]; 2)" office:value-type="float" office:value="140.26" calcext:value-type="float">
            <text:p>140.26</text:p>
          </table:table-cell>
          <table:table-cell table:formula="of:=TRUNC([.C86]/[vars.$A$2];2)" office:value-type="float" office:value="57.43" calcext:value-type="float">
            <text:p>57.43</text:p>
          </table:table-cell>
          <table:table-cell table:formula="of:=TRUNC([.F86]/[vars.$A$2];2)" office:value-type="float" office:value="10.95" calcext:value-type="float">
            <text:p>10.95</text:p>
          </table:table-cell>
          <table:table-cell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47610" calcext:value-type="float">
            <text:p>47610</text:p>
          </table:table-cell>
          <table:table-cell office:value-type="float" office:value="3434" calcext:value-type="float">
            <text:p>3434</text:p>
          </table:table-cell>
          <table:table-cell office:value-type="float" office:value="5054" calcext:value-type="float">
            <text:p>5054</text:p>
          </table:table-cell>
          <table:table-cell table:formula="of:=MAX([.B87]-[.B86]; 0)" office:value-type="float" office:value="7937" calcext:value-type="float">
            <text:p>7937</text:p>
          </table:table-cell>
          <table:table-cell table:formula="of:=MAX([.C87]-[.C86]; 0)" office:value-type="float" office:value="738" calcext:value-type="float">
            <text:p>738</text:p>
          </table:table-cell>
          <table:table-cell table:formula="of:=MAX([.D87]-[.D86]; 0)" office:value-type="float" office:value="1357" calcext:value-type="float">
            <text:p>1357</text:p>
          </table:table-cell>
          <table:table-cell table:formula="of:=TRUNC([.B87]/[vars.$A$2]; 2)" office:value-type="float" office:value="1014.27" calcext:value-type="float">
            <text:p>1014.27</text:p>
          </table:table-cell>
          <table:table-cell table:formula="of:=TRUNC([.E87]/[vars.$A$2]; 2)" office:value-type="float" office:value="169.08" calcext:value-type="float">
            <text:p>169.08</text:p>
          </table:table-cell>
          <table:table-cell table:formula="of:=TRUNC([.C87]/[vars.$A$2];2)" office:value-type="float" office:value="73.15" calcext:value-type="float">
            <text:p>73.15</text:p>
          </table:table-cell>
          <table:table-cell table:formula="of:=TRUNC([.F87]/[vars.$A$2];2)" office:value-type="float" office:value="15.72" calcext:value-type="float">
            <text:p>15.72</text:p>
          </table:table-cell>
          <table:table-cell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6188" calcext:value-type="float">
            <text:p>56188</text:p>
          </table:table-cell>
          <table:table-cell office:value-type="float" office:value="4089" calcext:value-type="float">
            <text:p>4089</text:p>
          </table:table-cell>
          <table:table-cell office:value-type="float" office:value="6326" calcext:value-type="float">
            <text:p>6326</text:p>
          </table:table-cell>
          <table:table-cell table:formula="of:=MAX([.B88]-[.B87]; 0)" office:value-type="float" office:value="8578" calcext:value-type="float">
            <text:p>8578</text:p>
          </table:table-cell>
          <table:table-cell table:formula="of:=MAX([.C88]-[.C87]; 0)" office:value-type="float" office:value="655" calcext:value-type="float">
            <text:p>655</text:p>
          </table:table-cell>
          <table:table-cell table:formula="of:=MAX([.D88]-[.D87]; 0)" office:value-type="float" office:value="1272" calcext:value-type="float">
            <text:p>1272</text:p>
          </table:table-cell>
          <table:table-cell table:formula="of:=TRUNC([.B88]/[vars.$A$2]; 2)" office:value-type="float" office:value="1197.01" calcext:value-type="float">
            <text:p>1197.01</text:p>
          </table:table-cell>
          <table:table-cell table:formula="of:=TRUNC([.E88]/[vars.$A$2]; 2)" office:value-type="float" office:value="182.74" calcext:value-type="float">
            <text:p>182.74</text:p>
          </table:table-cell>
          <table:table-cell table:formula="of:=TRUNC([.C88]/[vars.$A$2];2)" office:value-type="float" office:value="87.11" calcext:value-type="float">
            <text:p>87.11</text:p>
          </table:table-cell>
          <table:table-cell table:formula="of:=TRUNC([.F88]/[vars.$A$2];2)" office:value-type="float" office:value="13.95" calcext:value-type="float">
            <text:p>13.95</text:p>
          </table:table-cell>
          <table:table-cell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64059" calcext:value-type="float">
            <text:p>64059</text:p>
          </table:table-cell>
          <table:table-cell office:value-type="float" office:value="4858" calcext:value-type="float">
            <text:p>4858</text:p>
          </table:table-cell>
          <table:table-cell office:value-type="float" office:value="8491" calcext:value-type="float">
            <text:p>8491</text:p>
          </table:table-cell>
          <table:table-cell table:formula="of:=MAX([.B89]-[.B88]; 0)" office:value-type="float" office:value="7871" calcext:value-type="float">
            <text:p>7871</text:p>
          </table:table-cell>
          <table:table-cell table:formula="of:=MAX([.C89]-[.C88]; 0)" office:value-type="float" office:value="769" calcext:value-type="float">
            <text:p>769</text:p>
          </table:table-cell>
          <table:table-cell table:formula="of:=MAX([.D89]-[.D88]; 0)" office:value-type="float" office:value="2165" calcext:value-type="float">
            <text:p>2165</text:p>
          </table:table-cell>
          <table:table-cell table:formula="of:=TRUNC([.B89]/[vars.$A$2]; 2)" office:value-type="float" office:value="1364.69" calcext:value-type="float">
            <text:p>1364.69</text:p>
          </table:table-cell>
          <table:table-cell table:formula="of:=TRUNC([.E89]/[vars.$A$2]; 2)" office:value-type="float" office:value="167.68" calcext:value-type="float">
            <text:p>167.68</text:p>
          </table:table-cell>
          <table:table-cell table:formula="of:=TRUNC([.C89]/[vars.$A$2];2)" office:value-type="float" office:value="103.49" calcext:value-type="float">
            <text:p>103.49</text:p>
          </table:table-cell>
          <table:table-cell table:formula="of:=TRUNC([.F89]/[vars.$A$2];2)" office:value-type="float" office:value="16.38" calcext:value-type="float">
            <text:p>16.38</text:p>
          </table:table-cell>
          <table:table-cell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72248" calcext:value-type="float">
            <text:p>72248</text:p>
          </table:table-cell>
          <table:table-cell office:value-type="float" office:value="5690" calcext:value-type="float">
            <text:p>5690</text:p>
          </table:table-cell>
          <table:table-cell office:value-type="float" office:value="10896" calcext:value-type="float">
            <text:p>10896</text:p>
          </table:table-cell>
          <table:table-cell table:formula="of:=MAX([.B90]-[.B89]; 0)" office:value-type="float" office:value="8189" calcext:value-type="float">
            <text:p>8189</text:p>
          </table:table-cell>
          <table:table-cell table:formula="of:=MAX([.C90]-[.C89]; 0)" office:value-type="float" office:value="832" calcext:value-type="float">
            <text:p>832</text:p>
          </table:table-cell>
          <table:table-cell table:formula="of:=MAX([.D90]-[.D89]; 0)" office:value-type="float" office:value="2405" calcext:value-type="float">
            <text:p>2405</text:p>
          </table:table-cell>
          <table:table-cell table:formula="of:=TRUNC([.B90]/[vars.$A$2]; 2)" office:value-type="float" office:value="1539.15" calcext:value-type="float">
            <text:p>1539.15</text:p>
          </table:table-cell>
          <table:table-cell table:formula="of:=TRUNC([.E90]/[vars.$A$2]; 2)" office:value-type="float" office:value="174.45" calcext:value-type="float">
            <text:p>174.45</text:p>
          </table:table-cell>
          <table:table-cell table:formula="of:=TRUNC([.C90]/[vars.$A$2];2)" office:value-type="float" office:value="121.21" calcext:value-type="float">
            <text:p>121.21</text:p>
          </table:table-cell>
          <table:table-cell table:formula="of:=TRUNC([.F90]/[vars.$A$2];2)" office:value-type="float" office:value="17.72" calcext:value-type="float">
            <text:p>17.72</text:p>
          </table:table-cell>
          <table:table-cell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78797" calcext:value-type="float">
            <text:p>78797</text:p>
          </table:table-cell>
          <table:table-cell office:value-type="float" office:value="6528" calcext:value-type="float">
            <text:p>6528</text:p>
          </table:table-cell>
          <table:table-cell office:value-type="float" office:value="13219" calcext:value-type="float">
            <text:p>13219</text:p>
          </table:table-cell>
          <table:table-cell table:formula="of:=MAX([.B91]-[.B90]; 0)" office:value-type="float" office:value="6549" calcext:value-type="float">
            <text:p>6549</text:p>
          </table:table-cell>
          <table:table-cell table:formula="of:=MAX([.C91]-[.C90]; 0)" office:value-type="float" office:value="838" calcext:value-type="float">
            <text:p>838</text:p>
          </table:table-cell>
          <table:table-cell table:formula="of:=MAX([.D91]-[.D90]; 0)" office:value-type="float" office:value="2323" calcext:value-type="float">
            <text:p>2323</text:p>
          </table:table-cell>
          <table:table-cell table:formula="of:=TRUNC([.B91]/[vars.$A$2]; 2)" office:value-type="float" office:value="1678.67" calcext:value-type="float">
            <text:p>1678.67</text:p>
          </table:table-cell>
          <table:table-cell table:formula="of:=TRUNC([.E91]/[vars.$A$2]; 2)" office:value-type="float" office:value="139.51" calcext:value-type="float">
            <text:p>139.51</text:p>
          </table:table-cell>
          <table:table-cell table:formula="of:=TRUNC([.C91]/[vars.$A$2];2)" office:value-type="float" office:value="139.07" calcext:value-type="float">
            <text:p>139.07</text:p>
          </table:table-cell>
          <table:table-cell table:formula="of:=TRUNC([.F91]/[vars.$A$2];2)" office:value-type="float" office:value="17.85" calcext:value-type="float">
            <text:p>17.85</text:p>
          </table:table-cell>
          <table:table-cell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85195" calcext:value-type="float">
            <text:p>85195</text:p>
          </table:table-cell>
          <table:table-cell office:value-type="float" office:value="7340" calcext:value-type="float">
            <text:p>7340</text:p>
          </table:table-cell>
          <table:table-cell office:value-type="float" office:value="14823" calcext:value-type="float">
            <text:p>14823</text:p>
          </table:table-cell>
          <table:table-cell table:formula="of:=MAX([.B92]-[.B91]; 0)" office:value-type="float" office:value="6398" calcext:value-type="float">
            <text:p>6398</text:p>
          </table:table-cell>
          <table:table-cell table:formula="of:=MAX([.C92]-[.C91]; 0)" office:value-type="float" office:value="812" calcext:value-type="float">
            <text:p>812</text:p>
          </table:table-cell>
          <table:table-cell table:formula="of:=MAX([.D92]-[.D91]; 0)" office:value-type="float" office:value="1604" calcext:value-type="float">
            <text:p>1604</text:p>
          </table:table-cell>
          <table:table-cell table:formula="of:=TRUNC([.B92]/[vars.$A$2]; 2)" office:value-type="float" office:value="1814.97" calcext:value-type="float">
            <text:p>1814.97</text:p>
          </table:table-cell>
          <table:table-cell table:formula="of:=TRUNC([.E92]/[vars.$A$2]; 2)" office:value-type="float" office:value="136.3" calcext:value-type="float">
            <text:p>136.3</text:p>
          </table:table-cell>
          <table:table-cell table:formula="of:=TRUNC([.C92]/[vars.$A$2];2)" office:value-type="float" office:value="156.36" calcext:value-type="float">
            <text:p>156.36</text:p>
          </table:table-cell>
          <table:table-cell table:formula="of:=TRUNC([.F92]/[vars.$A$2];2)" office:value-type="float" office:value="17.29" calcext:value-type="float">
            <text:p>17.29</text:p>
          </table:table-cell>
          <table:table-cell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94417" calcext:value-type="float">
            <text:p>94417</text:p>
          </table:table-cell>
          <table:table-cell office:value-type="float" office:value="8189" calcext:value-type="float">
            <text:p>8189</text:p>
          </table:table-cell>
          <table:table-cell office:value-type="float" office:value="16926" calcext:value-type="float">
            <text:p>16926</text:p>
          </table:table-cell>
          <table:table-cell table:formula="of:=MAX([.B93]-[.B92]; 0)" office:value-type="float" office:value="9222" calcext:value-type="float">
            <text:p>9222</text:p>
          </table:table-cell>
          <table:table-cell table:formula="of:=MAX([.C93]-[.C92]; 0)" office:value-type="float" office:value="849" calcext:value-type="float">
            <text:p>849</text:p>
          </table:table-cell>
          <table:table-cell table:formula="of:=MAX([.D93]-[.D92]; 0)" office:value-type="float" office:value="2103" calcext:value-type="float">
            <text:p>2103</text:p>
          </table:table-cell>
          <table:table-cell table:formula="of:=TRUNC([.B93]/[vars.$A$2]; 2)" office:value-type="float" office:value="2011.44" calcext:value-type="float">
            <text:p>2011.44</text:p>
          </table:table-cell>
          <table:table-cell table:formula="of:=TRUNC([.E93]/[vars.$A$2]; 2)" office:value-type="float" office:value="196.46" calcext:value-type="float">
            <text:p>196.46</text:p>
          </table:table-cell>
          <table:table-cell table:formula="of:=TRUNC([.C93]/[vars.$A$2];2)" office:value-type="float" office:value="174.45" calcext:value-type="float">
            <text:p>174.45</text:p>
          </table:table-cell>
          <table:table-cell table:formula="of:=TRUNC([.F93]/[vars.$A$2];2)" office:value-type="float" office:value="18.08" calcext:value-type="float">
            <text:p>18.08</text:p>
          </table:table-cell>
          <table:table-cell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02135" calcext:value-type="float">
            <text:p>102135</text:p>
          </table:table-cell>
          <table:table-cell office:value-type="float" office:value="9053" calcext:value-type="float">
            <text:p>9053</text:p>
          </table:table-cell>
          <table:table-cell office:value-type="float" office:value="20023" calcext:value-type="float">
            <text:p>20023</text:p>
          </table:table-cell>
          <table:table-cell table:formula="of:=MAX([.B94]-[.B93]; 0)" office:value-type="float" office:value="7718" calcext:value-type="float">
            <text:p>7718</text:p>
          </table:table-cell>
          <table:table-cell table:formula="of:=MAX([.C94]-[.C93]; 0)" office:value-type="float" office:value="864" calcext:value-type="float">
            <text:p>864</text:p>
          </table:table-cell>
          <table:table-cell table:formula="of:=MAX([.D94]-[.D93]; 0)" office:value-type="float" office:value="3097" calcext:value-type="float">
            <text:p>3097</text:p>
          </table:table-cell>
          <table:table-cell table:formula="of:=TRUNC([.B94]/[vars.$A$2]; 2)" office:value-type="float" office:value="2175.86" calcext:value-type="float">
            <text:p>2175.86</text:p>
          </table:table-cell>
          <table:table-cell table:formula="of:=TRUNC([.E94]/[vars.$A$2]; 2)" office:value-type="float" office:value="164.42" calcext:value-type="float">
            <text:p>164.42</text:p>
          </table:table-cell>
          <table:table-cell table:formula="of:=TRUNC([.C94]/[vars.$A$2];2)" office:value-type="float" office:value="192.86" calcext:value-type="float">
            <text:p>192.86</text:p>
          </table:table-cell>
          <table:table-cell table:formula="of:=TRUNC([.F94]/[vars.$A$2];2)" office:value-type="float" office:value="18.4" calcext:value-type="float">
            <text:p>18.4</text:p>
          </table:table-cell>
          <table:table-cell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10238" calcext:value-type="float">
            <text:p>110238</text:p>
          </table:table-cell>
          <table:table-cell office:value-type="float" office:value="10003" calcext:value-type="float">
            <text:p>10003</text:p>
          </table:table-cell>
          <table:table-cell office:value-type="float" office:value="23509" calcext:value-type="float">
            <text:p>23509</text:p>
          </table:table-cell>
          <table:table-cell table:formula="of:=MAX([.B95]-[.B94]; 0)" office:value-type="float" office:value="8103" calcext:value-type="float">
            <text:p>8103</text:p>
          </table:table-cell>
          <table:table-cell table:formula="of:=MAX([.C95]-[.C94]; 0)" office:value-type="float" office:value="950" calcext:value-type="float">
            <text:p>950</text:p>
          </table:table-cell>
          <table:table-cell table:formula="of:=MAX([.D95]-[.D94]; 0)" office:value-type="float" office:value="3486" calcext:value-type="float">
            <text:p>3486</text:p>
          </table:table-cell>
          <table:table-cell table:formula="of:=TRUNC([.B95]/[vars.$A$2]; 2)" office:value-type="float" office:value="2348.48" calcext:value-type="float">
            <text:p>2348.48</text:p>
          </table:table-cell>
          <table:table-cell table:formula="of:=TRUNC([.E95]/[vars.$A$2]; 2)" office:value-type="float" office:value="172.62" calcext:value-type="float">
            <text:p>172.62</text:p>
          </table:table-cell>
          <table:table-cell table:formula="of:=TRUNC([.C95]/[vars.$A$2];2)" office:value-type="float" office:value="213.1" calcext:value-type="float">
            <text:p>213.1</text:p>
          </table:table-cell>
          <table:table-cell table:formula="of:=TRUNC([.F95]/[vars.$A$2];2)" office:value-type="float" office:value="20.23" calcext:value-type="float">
            <text:p>20.23</text:p>
          </table:table-cell>
          <table:table-cell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17710" calcext:value-type="float">
            <text:p>117710</text:p>
          </table:table-cell>
          <table:table-cell office:value-type="float" office:value="10935" calcext:value-type="float">
            <text:p>10935</text:p>
          </table:table-cell>
          <table:table-cell office:value-type="float" office:value="26540" calcext:value-type="float">
            <text:p>26540</text:p>
          </table:table-cell>
          <table:table-cell table:formula="of:=MAX([.B96]-[.B95]; 0)" office:value-type="float" office:value="7472" calcext:value-type="float">
            <text:p>7472</text:p>
          </table:table-cell>
          <table:table-cell table:formula="of:=MAX([.C96]-[.C95]; 0)" office:value-type="float" office:value="932" calcext:value-type="float">
            <text:p>932</text:p>
          </table:table-cell>
          <table:table-cell table:formula="of:=MAX([.D96]-[.D95]; 0)" office:value-type="float" office:value="3031" calcext:value-type="float">
            <text:p>3031</text:p>
          </table:table-cell>
          <table:table-cell table:formula="of:=TRUNC([.B96]/[vars.$A$2]; 2)" office:value-type="float" office:value="2507.66" calcext:value-type="float">
            <text:p>2507.66</text:p>
          </table:table-cell>
          <table:table-cell table:formula="of:=TRUNC([.E96]/[vars.$A$2]; 2)" office:value-type="float" office:value="159.18" calcext:value-type="float">
            <text:p>159.18</text:p>
          </table:table-cell>
          <table:table-cell table:formula="of:=TRUNC([.C96]/[vars.$A$2];2)" office:value-type="float" office:value="232.95" calcext:value-type="float">
            <text:p>232.95</text:p>
          </table:table-cell>
          <table:table-cell table:formula="of:=TRUNC([.F96]/[vars.$A$2];2)" office:value-type="float" office:value="19.85" calcext:value-type="float">
            <text:p>19.85</text:p>
          </table:table-cell>
          <table:table-cell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124736" calcext:value-type="float">
            <text:p>124736</text:p>
          </table:table-cell>
          <table:table-cell office:value-type="float" office:value="11744" calcext:value-type="float">
            <text:p>11744</text:p>
          </table:table-cell>
          <table:table-cell office:value-type="float" office:value="30173" calcext:value-type="float">
            <text:p>30173</text:p>
          </table:table-cell>
          <table:table-cell table:formula="of:=MAX([.B97]-[.B96]; 0)" office:value-type="float" office:value="7026" calcext:value-type="float">
            <text:p>7026</text:p>
          </table:table-cell>
          <table:table-cell table:formula="of:=MAX([.C97]-[.C96]; 0)" office:value-type="float" office:value="809" calcext:value-type="float">
            <text:p>809</text:p>
          </table:table-cell>
          <table:table-cell table:formula="of:=MAX([.D97]-[.D96]; 0)" office:value-type="float" office:value="3633" calcext:value-type="float">
            <text:p>3633</text:p>
          </table:table-cell>
          <table:table-cell table:formula="of:=TRUNC([.B97]/[vars.$A$2]; 2)" office:value-type="float" office:value="2657.34" calcext:value-type="float">
            <text:p>2657.34</text:p>
          </table:table-cell>
          <table:table-cell table:formula="of:=TRUNC([.E97]/[vars.$A$2]; 2)" office:value-type="float" office:value="149.68" calcext:value-type="float">
            <text:p>149.68</text:p>
          </table:table-cell>
          <table:table-cell table:formula="of:=TRUNC([.C97]/[vars.$A$2];2)" office:value-type="float" office:value="250.19" calcext:value-type="float">
            <text:p>250.19</text:p>
          </table:table-cell>
          <table:table-cell table:formula="of:=TRUNC([.F97]/[vars.$A$2];2)" office:value-type="float" office:value="17.23" calcext:value-type="float">
            <text:p>17.23</text:p>
          </table:table-cell>
          <table:table-cell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30759" calcext:value-type="float">
            <text:p>130759</text:p>
          </table:table-cell>
          <table:table-cell office:value-type="float" office:value="12418" calcext:value-type="float">
            <text:p>12418</text:p>
          </table:table-cell>
          <table:table-cell office:value-type="float" office:value="33701" calcext:value-type="float">
            <text:p>33701</text:p>
          </table:table-cell>
          <table:table-cell table:formula="of:=MAX([.B98]-[.B97]; 0)" office:value-type="float" office:value="6023" calcext:value-type="float">
            <text:p>6023</text:p>
          </table:table-cell>
          <table:table-cell table:formula="of:=MAX([.C98]-[.C97]; 0)" office:value-type="float" office:value="674" calcext:value-type="float">
            <text:p>674</text:p>
          </table:table-cell>
          <table:table-cell table:formula="of:=MAX([.D98]-[.D97]; 0)" office:value-type="float" office:value="3528" calcext:value-type="float">
            <text:p>3528</text:p>
          </table:table-cell>
          <table:table-cell table:formula="of:=TRUNC([.B98]/[vars.$A$2]; 2)" office:value-type="float" office:value="2785.66" calcext:value-type="float">
            <text:p>2785.66</text:p>
          </table:table-cell>
          <table:table-cell table:formula="of:=TRUNC([.E98]/[vars.$A$2]; 2)" office:value-type="float" office:value="128.31" calcext:value-type="float">
            <text:p>128.31</text:p>
          </table:table-cell>
          <table:table-cell table:formula="of:=TRUNC([.C98]/[vars.$A$2];2)" office:value-type="float" office:value="264.55" calcext:value-type="float">
            <text:p>264.55</text:p>
          </table:table-cell>
          <table:table-cell table:formula="of:=TRUNC([.F98]/[vars.$A$2];2)" office:value-type="float" office:value="14.35" calcext:value-type="float">
            <text:p>14.35</text:p>
          </table:table-cell>
          <table:table-cell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35032" calcext:value-type="float">
            <text:p>135032</text:p>
          </table:table-cell>
          <table:table-cell office:value-type="float" office:value="13055" calcext:value-type="float">
            <text:p>13055</text:p>
          </table:table-cell>
          <table:table-cell office:value-type="float" office:value="35723" calcext:value-type="float">
            <text:p>35723</text:p>
          </table:table-cell>
          <table:table-cell table:formula="of:=MAX([.B99]-[.B98]; 0)" office:value-type="float" office:value="4273" calcext:value-type="float">
            <text:p>4273</text:p>
          </table:table-cell>
          <table:table-cell table:formula="of:=MAX([.C99]-[.C98]; 0)" office:value-type="float" office:value="637" calcext:value-type="float">
            <text:p>637</text:p>
          </table:table-cell>
          <table:table-cell table:formula="of:=MAX([.D99]-[.D98]; 0)" office:value-type="float" office:value="2022" calcext:value-type="float">
            <text:p>2022</text:p>
          </table:table-cell>
          <table:table-cell table:formula="of:=TRUNC([.B99]/[vars.$A$2]; 2)" office:value-type="float" office:value="2876.69" calcext:value-type="float">
            <text:p>2876.69</text:p>
          </table:table-cell>
          <table:table-cell table:formula="of:=TRUNC([.E99]/[vars.$A$2]; 2)" office:value-type="float" office:value="91.03" calcext:value-type="float">
            <text:p>91.03</text:p>
          </table:table-cell>
          <table:table-cell table:formula="of:=TRUNC([.C99]/[vars.$A$2];2)" office:value-type="float" office:value="278.12" calcext:value-type="float">
            <text:p>278.12</text:p>
          </table:table-cell>
          <table:table-cell table:formula="of:=TRUNC([.F99]/[vars.$A$2];2)" office:value-type="float" office:value="13.57" calcext:value-type="float">
            <text:p>13.57</text:p>
          </table:table-cell>
          <table:table-cell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140510" calcext:value-type="float">
            <text:p>140510</text:p>
          </table:table-cell>
          <table:table-cell office:value-type="float" office:value="13798" calcext:value-type="float">
            <text:p>13798</text:p>
          </table:table-cell>
          <table:table-cell office:value-type="float" office:value="38620" calcext:value-type="float">
            <text:p>38620</text:p>
          </table:table-cell>
          <table:table-cell table:formula="of:=MAX([.B100]-[.B99]; 0)" office:value-type="float" office:value="5478" calcext:value-type="float">
            <text:p>5478</text:p>
          </table:table-cell>
          <table:table-cell table:formula="of:=MAX([.C100]-[.C99]; 0)" office:value-type="float" office:value="743" calcext:value-type="float">
            <text:p>743</text:p>
          </table:table-cell>
          <table:table-cell table:formula="of:=MAX([.D100]-[.D99]; 0)" office:value-type="float" office:value="2897" calcext:value-type="float">
            <text:p>2897</text:p>
          </table:table-cell>
          <table:table-cell table:formula="of:=TRUNC([.B100]/[vars.$A$2]; 2)" office:value-type="float" office:value="2993.39" calcext:value-type="float">
            <text:p>2993.39</text:p>
          </table:table-cell>
          <table:table-cell table:formula="of:=TRUNC([.E100]/[vars.$A$2]; 2)" office:value-type="float" office:value="116.7" calcext:value-type="float">
            <text:p>116.7</text:p>
          </table:table-cell>
          <table:table-cell table:formula="of:=TRUNC([.C100]/[vars.$A$2];2)" office:value-type="float" office:value="293.94" calcext:value-type="float">
            <text:p>293.94</text:p>
          </table:table-cell>
          <table:table-cell table:formula="of:=TRUNC([.F100]/[vars.$A$2];2)" office:value-type="float" office:value="15.82" calcext:value-type="float">
            <text:p>15.82</text:p>
          </table:table-cell>
          <table:table-cell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46690" calcext:value-type="float">
            <text:p>146690</text:p>
          </table:table-cell>
          <table:table-cell office:value-type="float" office:value="14555" calcext:value-type="float">
            <text:p>14555</text:p>
          </table:table-cell>
          <table:table-cell office:value-type="float" office:value="43091" calcext:value-type="float">
            <text:p>43091</text:p>
          </table:table-cell>
          <table:table-cell table:formula="of:=MAX([.B101]-[.B100]; 0)" office:value-type="float" office:value="6180" calcext:value-type="float">
            <text:p>6180</text:p>
          </table:table-cell>
          <table:table-cell table:formula="of:=MAX([.C101]-[.C100]; 0)" office:value-type="float" office:value="757" calcext:value-type="float">
            <text:p>757</text:p>
          </table:table-cell>
          <table:table-cell table:formula="of:=MAX([.D101]-[.D100]; 0)" office:value-type="float" office:value="4471" calcext:value-type="float">
            <text:p>4471</text:p>
          </table:table-cell>
          <table:table-cell table:formula="of:=TRUNC([.B101]/[vars.$A$2]; 2)" office:value-type="float" office:value="3125.05" calcext:value-type="float">
            <text:p>3125.05</text:p>
          </table:table-cell>
          <table:table-cell table:formula="of:=TRUNC([.E101]/[vars.$A$2]; 2)" office:value-type="float" office:value="131.65" calcext:value-type="float">
            <text:p>131.65</text:p>
          </table:table-cell>
          <table:table-cell table:formula="of:=TRUNC([.C101]/[vars.$A$2];2)" office:value-type="float" office:value="310.07" calcext:value-type="float">
            <text:p>310.07</text:p>
          </table:table-cell>
          <table:table-cell table:formula="of:=TRUNC([.F101]/[vars.$A$2];2)" office:value-type="float" office:value="16.12" calcext:value-type="float">
            <text:p>16.12</text:p>
          </table:table-cell>
          <table:table-cell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52446" calcext:value-type="float">
            <text:p>152446</text:p>
          </table:table-cell>
          <table:table-cell office:value-type="float" office:value="15238" calcext:value-type="float">
            <text:p>15238</text:p>
          </table:table-cell>
          <table:table-cell office:value-type="float" office:value="47116" calcext:value-type="float">
            <text:p>47116</text:p>
          </table:table-cell>
          <table:table-cell table:formula="of:=MAX([.B102]-[.B101]; 0)" office:value-type="float" office:value="5756" calcext:value-type="float">
            <text:p>5756</text:p>
          </table:table-cell>
          <table:table-cell table:formula="of:=MAX([.C102]-[.C101]; 0)" office:value-type="float" office:value="683" calcext:value-type="float">
            <text:p>683</text:p>
          </table:table-cell>
          <table:table-cell table:formula="of:=MAX([.D102]-[.D101]; 0)" office:value-type="float" office:value="4025" calcext:value-type="float">
            <text:p>4025</text:p>
          </table:table-cell>
          <table:table-cell table:formula="of:=TRUNC([.B102]/[vars.$A$2]; 2)" office:value-type="float" office:value="3247.67" calcext:value-type="float">
            <text:p>3247.67</text:p>
          </table:table-cell>
          <table:table-cell table:formula="of:=TRUNC([.E102]/[vars.$A$2]; 2)" office:value-type="float" office:value="122.62" calcext:value-type="float">
            <text:p>122.62</text:p>
          </table:table-cell>
          <table:table-cell table:formula="of:=TRUNC([.C102]/[vars.$A$2];2)" office:value-type="float" office:value="324.62" calcext:value-type="float">
            <text:p>324.62</text:p>
          </table:table-cell>
          <table:table-cell table:formula="of:=TRUNC([.F102]/[vars.$A$2];2)" office:value-type="float" office:value="14.55" calcext:value-type="float">
            <text:p>14.55</text:p>
          </table:table-cell>
          <table:table-cell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57022" calcext:value-type="float">
            <text:p>157022</text:p>
          </table:table-cell>
          <table:table-cell office:value-type="float" office:value="15843" calcext:value-type="float">
            <text:p>15843</text:p>
          </table:table-cell>
          <table:table-cell office:value-type="float" office:value="50860" calcext:value-type="float">
            <text:p>50860</text:p>
          </table:table-cell>
          <table:table-cell table:formula="of:=MAX([.B103]-[.B102]; 0)" office:value-type="float" office:value="4576" calcext:value-type="float">
            <text:p>4576</text:p>
          </table:table-cell>
          <table:table-cell table:formula="of:=MAX([.C103]-[.C102]; 0)" office:value-type="float" office:value="605" calcext:value-type="float">
            <text:p>605</text:p>
          </table:table-cell>
          <table:table-cell table:formula="of:=MAX([.D103]-[.D102]; 0)" office:value-type="float" office:value="3744" calcext:value-type="float">
            <text:p>3744</text:p>
          </table:table-cell>
          <table:table-cell table:formula="of:=TRUNC([.B103]/[vars.$A$2]; 2)" office:value-type="float" office:value="3345.16" calcext:value-type="float">
            <text:p>3345.16</text:p>
          </table:table-cell>
          <table:table-cell table:formula="of:=TRUNC([.E103]/[vars.$A$2]; 2)" office:value-type="float" office:value="97.48" calcext:value-type="float">
            <text:p>97.48</text:p>
          </table:table-cell>
          <table:table-cell table:formula="of:=TRUNC([.C103]/[vars.$A$2];2)" office:value-type="float" office:value="337.51" calcext:value-type="float">
            <text:p>337.51</text:p>
          </table:table-cell>
          <table:table-cell table:formula="of:=TRUNC([.F103]/[vars.$A$2];2)" office:value-type="float" office:value="12.88" calcext:value-type="float">
            <text:p>12.88</text:p>
          </table:table-cell>
          <table:table-cell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61852" calcext:value-type="float">
            <text:p>161852</text:p>
          </table:table-cell>
          <table:table-cell office:value-type="float" office:value="16353" calcext:value-type="float">
            <text:p>16353</text:p>
          </table:table-cell>
          <table:table-cell office:value-type="float" office:value="54118" calcext:value-type="float">
            <text:p>54118</text:p>
          </table:table-cell>
          <table:table-cell table:formula="of:=MAX([.B104]-[.B103]; 0)" office:value-type="float" office:value="4830" calcext:value-type="float">
            <text:p>4830</text:p>
          </table:table-cell>
          <table:table-cell table:formula="of:=MAX([.C104]-[.C103]; 0)" office:value-type="float" office:value="510" calcext:value-type="float">
            <text:p>510</text:p>
          </table:table-cell>
          <table:table-cell table:formula="of:=MAX([.D104]-[.D103]; 0)" office:value-type="float" office:value="3258" calcext:value-type="float">
            <text:p>3258</text:p>
          </table:table-cell>
          <table:table-cell table:formula="of:=TRUNC([.B104]/[vars.$A$2]; 2)" office:value-type="float" office:value="3448.06" calcext:value-type="float">
            <text:p>3448.06</text:p>
          </table:table-cell>
          <table:table-cell table:formula="of:=TRUNC([.E104]/[vars.$A$2]; 2)" office:value-type="float" office:value="102.89" calcext:value-type="float">
            <text:p>102.89</text:p>
          </table:table-cell>
          <table:table-cell table:formula="of:=TRUNC([.C104]/[vars.$A$2];2)" office:value-type="float" office:value="348.38" calcext:value-type="float">
            <text:p>348.38</text:p>
          </table:table-cell>
          <table:table-cell table:formula="of:=TRUNC([.F104]/[vars.$A$2];2)" office:value-type="float" office:value="10.86" calcext:value-type="float">
            <text:p>10.86</text:p>
          </table:table-cell>
          <table:table-cell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66019" calcext:value-type="float">
            <text:p>166019</text:p>
          </table:table-cell>
          <table:table-cell office:value-type="float" office:value="16972" calcext:value-type="float">
            <text:p>16972</text:p>
          </table:table-cell>
          <table:table-cell office:value-type="float" office:value="57026" calcext:value-type="float">
            <text:p>57026</text:p>
          </table:table-cell>
          <table:table-cell table:formula="of:=MAX([.B105]-[.B104]; 0)" office:value-type="float" office:value="4167" calcext:value-type="float">
            <text:p>4167</text:p>
          </table:table-cell>
          <table:table-cell table:formula="of:=MAX([.C105]-[.C104]; 0)" office:value-type="float" office:value="619" calcext:value-type="float">
            <text:p>619</text:p>
          </table:table-cell>
          <table:table-cell table:formula="of:=MAX([.D105]-[.D104]; 0)" office:value-type="float" office:value="2908" calcext:value-type="float">
            <text:p>2908</text:p>
          </table:table-cell>
          <table:table-cell table:formula="of:=TRUNC([.B105]/[vars.$A$2]; 2)" office:value-type="float" office:value="3536.83" calcext:value-type="float">
            <text:p>3536.83</text:p>
          </table:table-cell>
          <table:table-cell table:formula="of:=TRUNC([.E105]/[vars.$A$2]; 2)" office:value-type="float" office:value="88.77" calcext:value-type="float">
            <text:p>88.77</text:p>
          </table:table-cell>
          <table:table-cell table:formula="of:=TRUNC([.C105]/[vars.$A$2];2)" office:value-type="float" office:value="361.56" calcext:value-type="float">
            <text:p>361.56</text:p>
          </table:table-cell>
          <table:table-cell table:formula="of:=TRUNC([.F105]/[vars.$A$2];2)" office:value-type="float" office:value="13.18" calcext:value-type="float">
            <text:p>13.18</text:p>
          </table:table-cell>
          <table:table-cell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169496" calcext:value-type="float">
            <text:p>169496</text:p>
          </table:table-cell>
          <table:table-cell office:value-type="float" office:value="17489" calcext:value-type="float">
            <text:p>17489</text:p>
          </table:table-cell>
          <table:table-cell office:value-type="float" office:value="59165" calcext:value-type="float">
            <text:p>59165</text:p>
          </table:table-cell>
          <table:table-cell table:formula="of:=MAX([.B106]-[.B105]; 0)" office:value-type="float" office:value="3477" calcext:value-type="float">
            <text:p>3477</text:p>
          </table:table-cell>
          <table:table-cell table:formula="of:=MAX([.C106]-[.C105]; 0)" office:value-type="float" office:value="517" calcext:value-type="float">
            <text:p>517</text:p>
          </table:table-cell>
          <table:table-cell table:formula="of:=MAX([.D106]-[.D105]; 0)" office:value-type="float" office:value="2139" calcext:value-type="float">
            <text:p>2139</text:p>
          </table:table-cell>
          <table:table-cell table:formula="of:=TRUNC([.B106]/[vars.$A$2]; 2)" office:value-type="float" office:value="3610.9" calcext:value-type="float">
            <text:p>3610.9</text:p>
          </table:table-cell>
          <table:table-cell table:formula="of:=TRUNC([.E106]/[vars.$A$2]; 2)" office:value-type="float" office:value="74.07" calcext:value-type="float">
            <text:p>74.07</text:p>
          </table:table-cell>
          <table:table-cell table:formula="of:=TRUNC([.C106]/[vars.$A$2];2)" office:value-type="float" office:value="372.58" calcext:value-type="float">
            <text:p>372.58</text:p>
          </table:table-cell>
          <table:table-cell table:formula="of:=TRUNC([.F106]/[vars.$A$2];2)" office:value-type="float" office:value="11.01" calcext:value-type="float">
            <text:p>11.01</text:p>
          </table:table-cell>
          <table:table-cell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172541" calcext:value-type="float">
            <text:p>172541</text:p>
          </table:table-cell>
          <table:table-cell office:value-type="float" office:value="18056" calcext:value-type="float">
            <text:p>18056</text:p>
          </table:table-cell>
          <table:table-cell office:value-type="float" office:value="61924" calcext:value-type="float">
            <text:p>61924</text:p>
          </table:table-cell>
          <table:table-cell table:formula="of:=MAX([.B107]-[.B106]; 0)" office:value-type="float" office:value="3045" calcext:value-type="float">
            <text:p>3045</text:p>
          </table:table-cell>
          <table:table-cell table:formula="of:=MAX([.C107]-[.C106]; 0)" office:value-type="float" office:value="567" calcext:value-type="float">
            <text:p>567</text:p>
          </table:table-cell>
          <table:table-cell table:formula="of:=MAX([.D107]-[.D106]; 0)" office:value-type="float" office:value="2759" calcext:value-type="float">
            <text:p>2759</text:p>
          </table:table-cell>
          <table:table-cell table:formula="of:=TRUNC([.B107]/[vars.$A$2]; 2)" office:value-type="float" office:value="3675.77" calcext:value-type="float">
            <text:p>3675.77</text:p>
          </table:table-cell>
          <table:table-cell table:formula="of:=TRUNC([.E107]/[vars.$A$2]; 2)" office:value-type="float" office:value="64.87" calcext:value-type="float">
            <text:p>64.87</text:p>
          </table:table-cell>
          <table:table-cell table:formula="of:=TRUNC([.C107]/[vars.$A$2];2)" office:value-type="float" office:value="384.66" calcext:value-type="float">
            <text:p>384.66</text:p>
          </table:table-cell>
          <table:table-cell table:formula="of:=TRUNC([.F107]/[vars.$A$2];2)" office:value-type="float" office:value="12.07" calcext:value-type="float">
            <text:p>12.07</text:p>
          </table:table-cell>
          <table:table-cell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77633" calcext:value-type="float">
            <text:p>177633</text:p>
          </table:table-cell>
          <table:table-cell office:value-type="float" office:value="18579" calcext:value-type="float">
            <text:p>18579</text:p>
          </table:table-cell>
          <table:table-cell office:value-type="float" office:value="65682" calcext:value-type="float">
            <text:p>65682</text:p>
          </table:table-cell>
          <table:table-cell table:formula="of:=MAX([.B108]-[.B107]; 0)" office:value-type="float" office:value="5092" calcext:value-type="float">
            <text:p>5092</text:p>
          </table:table-cell>
          <table:table-cell table:formula="of:=MAX([.C108]-[.C107]; 0)" office:value-type="float" office:value="523" calcext:value-type="float">
            <text:p>523</text:p>
          </table:table-cell>
          <table:table-cell table:formula="of:=MAX([.D108]-[.D107]; 0)" office:value-type="float" office:value="3758" calcext:value-type="float">
            <text:p>3758</text:p>
          </table:table-cell>
          <table:table-cell table:formula="of:=TRUNC([.B108]/[vars.$A$2]; 2)" office:value-type="float" office:value="3784.25" calcext:value-type="float">
            <text:p>3784.25</text:p>
          </table:table-cell>
          <table:table-cell table:formula="of:=TRUNC([.E108]/[vars.$A$2]; 2)" office:value-type="float" office:value="108.47" calcext:value-type="float">
            <text:p>108.47</text:p>
          </table:table-cell>
          <table:table-cell table:formula="of:=TRUNC([.C108]/[vars.$A$2];2)" office:value-type="float" office:value="395.8" calcext:value-type="float">
            <text:p>395.8</text:p>
          </table:table-cell>
          <table:table-cell table:formula="of:=TRUNC([.F108]/[vars.$A$2];2)" office:value-type="float" office:value="11.14" calcext:value-type="float">
            <text:p>11.14</text:p>
          </table:table-cell>
          <table:table-cell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82816" calcext:value-type="float">
            <text:p>182816</text:p>
          </table:table-cell>
          <table:table-cell office:value-type="float" office:value="19130" calcext:value-type="float">
            <text:p>19130</text:p>
          </table:table-cell>
          <table:table-cell office:value-type="float" office:value="69461" calcext:value-type="float">
            <text:p>69461</text:p>
          </table:table-cell>
          <table:table-cell table:formula="of:=MAX([.B109]-[.B108]; 0)" office:value-type="float" office:value="5183" calcext:value-type="float">
            <text:p>5183</text:p>
          </table:table-cell>
          <table:table-cell table:formula="of:=MAX([.C109]-[.C108]; 0)" office:value-type="float" office:value="551" calcext:value-type="float">
            <text:p>551</text:p>
          </table:table-cell>
          <table:table-cell table:formula="of:=MAX([.D109]-[.D108]; 0)" office:value-type="float" office:value="3779" calcext:value-type="float">
            <text:p>3779</text:p>
          </table:table-cell>
          <table:table-cell table:formula="of:=TRUNC([.B109]/[vars.$A$2]; 2)" office:value-type="float" office:value="3894.67" calcext:value-type="float">
            <text:p>3894.67</text:p>
          </table:table-cell>
          <table:table-cell table:formula="of:=TRUNC([.E109]/[vars.$A$2]; 2)" office:value-type="float" office:value="110.41" calcext:value-type="float">
            <text:p>110.41</text:p>
          </table:table-cell>
          <table:table-cell table:formula="of:=TRUNC([.C109]/[vars.$A$2];2)" office:value-type="float" office:value="407.54" calcext:value-type="float">
            <text:p>407.54</text:p>
          </table:table-cell>
          <table:table-cell table:formula="of:=TRUNC([.F109]/[vars.$A$2];2)" office:value-type="float" office:value="11.73" calcext:value-type="float">
            <text:p>11.73</text:p>
          </table:table-cell>
          <table:table-cell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88068" calcext:value-type="float">
            <text:p>188068</text:p>
          </table:table-cell>
          <table:table-cell office:value-type="float" office:value="19478" calcext:value-type="float">
            <text:p>19478</text:p>
          </table:table-cell>
          <table:table-cell office:value-type="float" office:value="72952" calcext:value-type="float">
            <text:p>72952</text:p>
          </table:table-cell>
          <table:table-cell table:formula="of:=MAX([.B110]-[.B109]; 0)" office:value-type="float" office:value="5252" calcext:value-type="float">
            <text:p>5252</text:p>
          </table:table-cell>
          <table:table-cell table:formula="of:=MAX([.C110]-[.C109]; 0)" office:value-type="float" office:value="348" calcext:value-type="float">
            <text:p>348</text:p>
          </table:table-cell>
          <table:table-cell table:formula="of:=MAX([.D110]-[.D109]; 0)" office:value-type="float" office:value="3491" calcext:value-type="float">
            <text:p>3491</text:p>
          </table:table-cell>
          <table:table-cell table:formula="of:=TRUNC([.B110]/[vars.$A$2]; 2)" office:value-type="float" office:value="4006.56" calcext:value-type="float">
            <text:p>4006.56</text:p>
          </table:table-cell>
          <table:table-cell table:formula="of:=TRUNC([.E110]/[vars.$A$2]; 2)" office:value-type="float" office:value="111.88" calcext:value-type="float">
            <text:p>111.88</text:p>
          </table:table-cell>
          <table:table-cell table:formula="of:=TRUNC([.C110]/[vars.$A$2];2)" office:value-type="float" office:value="414.95" calcext:value-type="float">
            <text:p>414.95</text:p>
          </table:table-cell>
          <table:table-cell table:formula="of:=TRUNC([.F110]/[vars.$A$2];2)" office:value-type="float" office:value="7.41" calcext:value-type="float">
            <text:p>7.41</text:p>
          </table:table-cell>
          <table:table-cell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91726" calcext:value-type="float">
            <text:p>191726</text:p>
          </table:table-cell>
          <table:table-cell office:value-type="float" office:value="20043" calcext:value-type="float">
            <text:p>20043</text:p>
          </table:table-cell>
          <table:table-cell office:value-type="float" office:value="76169" calcext:value-type="float">
            <text:p>76169</text:p>
          </table:table-cell>
          <table:table-cell table:formula="of:=MAX([.B111]-[.B110]; 0)" office:value-type="float" office:value="3658" calcext:value-type="float">
            <text:p>3658</text:p>
          </table:table-cell>
          <table:table-cell table:formula="of:=MAX([.C111]-[.C110]; 0)" office:value-type="float" office:value="565" calcext:value-type="float">
            <text:p>565</text:p>
          </table:table-cell>
          <table:table-cell table:formula="of:=MAX([.D111]-[.D110]; 0)" office:value-type="float" office:value="3217" calcext:value-type="float">
            <text:p>3217</text:p>
          </table:table-cell>
          <table:table-cell table:formula="of:=TRUNC([.B111]/[vars.$A$2]; 2)" office:value-type="float" office:value="4084.49" calcext:value-type="float">
            <text:p>4084.49</text:p>
          </table:table-cell>
          <table:table-cell table:formula="of:=TRUNC([.E111]/[vars.$A$2]; 2)" office:value-type="float" office:value="77.92" calcext:value-type="float">
            <text:p>77.92</text:p>
          </table:table-cell>
          <table:table-cell table:formula="of:=TRUNC([.C111]/[vars.$A$2];2)" office:value-type="float" office:value="426.99" calcext:value-type="float">
            <text:p>426.99</text:p>
          </table:table-cell>
          <table:table-cell table:formula="of:=TRUNC([.F111]/[vars.$A$2];2)" office:value-type="float" office:value="12.03" calcext:value-type="float">
            <text:p>12.03</text:p>
          </table:table-cell>
          <table:table-cell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95944" calcext:value-type="float">
            <text:p>195944</text:p>
          </table:table-cell>
          <table:table-cell office:value-type="float" office:value="20453" calcext:value-type="float">
            <text:p>20453</text:p>
          </table:table-cell>
          <table:table-cell office:value-type="float" office:value="78893" calcext:value-type="float">
            <text:p>78893</text:p>
          </table:table-cell>
          <table:table-cell table:formula="of:=MAX([.B112]-[.B111]; 0)" office:value-type="float" office:value="4218" calcext:value-type="float">
            <text:p>4218</text:p>
          </table:table-cell>
          <table:table-cell table:formula="of:=MAX([.C112]-[.C111]; 0)" office:value-type="float" office:value="410" calcext:value-type="float">
            <text:p>410</text:p>
          </table:table-cell>
          <table:table-cell table:formula="of:=MAX([.D112]-[.D111]; 0)" office:value-type="float" office:value="2724" calcext:value-type="float">
            <text:p>2724</text:p>
          </table:table-cell>
          <table:table-cell table:formula="of:=TRUNC([.B112]/[vars.$A$2]; 2)" office:value-type="float" office:value="4174.35" calcext:value-type="float">
            <text:p>4174.35</text:p>
          </table:table-cell>
          <table:table-cell table:formula="of:=TRUNC([.E112]/[vars.$A$2]; 2)" office:value-type="float" office:value="89.85" calcext:value-type="float">
            <text:p>89.85</text:p>
          </table:table-cell>
          <table:table-cell table:formula="of:=TRUNC([.C112]/[vars.$A$2];2)" office:value-type="float" office:value="435.72" calcext:value-type="float">
            <text:p>435.72</text:p>
          </table:table-cell>
          <table:table-cell table:formula="of:=TRUNC([.F112]/[vars.$A$2];2)" office:value-type="float" office:value="8.73" calcext:value-type="float">
            <text:p>8.73</text:p>
          </table:table-cell>
          <table:table-cell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200210" calcext:value-type="float">
            <text:p>200210</text:p>
          </table:table-cell>
          <table:table-cell office:value-type="float" office:value="20852" calcext:value-type="float">
            <text:p>20852</text:p>
          </table:table-cell>
          <table:table-cell office:value-type="float" office:value="80587" calcext:value-type="float">
            <text:p>80587</text:p>
          </table:table-cell>
          <table:table-cell table:formula="of:=MAX([.B113]-[.B112]; 0)" office:value-type="float" office:value="4266" calcext:value-type="float">
            <text:p>4266</text:p>
          </table:table-cell>
          <table:table-cell table:formula="of:=MAX([.C113]-[.C112]; 0)" office:value-type="float" office:value="399" calcext:value-type="float">
            <text:p>399</text:p>
          </table:table-cell>
          <table:table-cell table:formula="of:=MAX([.D113]-[.D112]; 0)" office:value-type="float" office:value="1694" calcext:value-type="float">
            <text:p>1694</text:p>
          </table:table-cell>
          <table:table-cell table:formula="of:=TRUNC([.B113]/[vars.$A$2]; 2)" office:value-type="float" office:value="4265.23" calcext:value-type="float">
            <text:p>4265.23</text:p>
          </table:table-cell>
          <table:table-cell table:formula="of:=TRUNC([.E113]/[vars.$A$2]; 2)" office:value-type="float" office:value="90.88" calcext:value-type="float">
            <text:p>90.88</text:p>
          </table:table-cell>
          <table:table-cell table:formula="of:=TRUNC([.C113]/[vars.$A$2];2)" office:value-type="float" office:value="444.22" calcext:value-type="float">
            <text:p>444.22</text:p>
          </table:table-cell>
          <table:table-cell table:formula="of:=TRUNC([.F113]/[vars.$A$2];2)"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04178" calcext:value-type="float">
            <text:p>204178</text:p>
          </table:table-cell>
          <table:table-cell office:value-type="float" office:value="21282" calcext:value-type="float">
            <text:p>21282</text:p>
          </table:table-cell>
          <table:table-cell office:value-type="float" office:value="82514" calcext:value-type="float">
            <text:p>82514</text:p>
          </table:table-cell>
          <table:table-cell table:formula="of:=MAX([.B114]-[.B113]; 0)" office:value-type="float" office:value="3968" calcext:value-type="float">
            <text:p>3968</text:p>
          </table:table-cell>
          <table:table-cell table:formula="of:=MAX([.C114]-[.C113]; 0)" office:value-type="float" office:value="430" calcext:value-type="float">
            <text:p>430</text:p>
          </table:table-cell>
          <table:table-cell table:formula="of:=MAX([.D114]-[.D113]; 0)" office:value-type="float" office:value="1927" calcext:value-type="float">
            <text:p>1927</text:p>
          </table:table-cell>
          <table:table-cell table:formula="of:=TRUNC([.B114]/[vars.$A$2]; 2)" office:value-type="float" office:value="4349.76" calcext:value-type="float">
            <text:p>4349.76</text:p>
          </table:table-cell>
          <table:table-cell table:formula="of:=TRUNC([.E114]/[vars.$A$2]; 2)" office:value-type="float" office:value="84.53" calcext:value-type="float">
            <text:p>84.53</text:p>
          </table:table-cell>
          <table:table-cell table:formula="of:=TRUNC([.C114]/[vars.$A$2];2)" office:value-type="float" office:value="453.38" calcext:value-type="float">
            <text:p>453.38</text:p>
          </table:table-cell>
          <table:table-cell table:formula="of:=TRUNC([.F114]/[vars.$A$2];2)" office:value-type="float" office:value="9.16" calcext:value-type="float">
            <text:p>9.16</text:p>
          </table:table-cell>
          <table:table-cell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08389" calcext:value-type="float">
            <text:p>208389</text:p>
          </table:table-cell>
          <table:table-cell office:value-type="float" office:value="21717" calcext:value-type="float">
            <text:p>21717</text:p>
          </table:table-cell>
          <table:table-cell office:value-type="float" office:value="85915" calcext:value-type="float">
            <text:p>85915</text:p>
          </table:table-cell>
          <table:table-cell table:formula="of:=MAX([.B115]-[.B114]; 0)" office:value-type="float" office:value="4211" calcext:value-type="float">
            <text:p>4211</text:p>
          </table:table-cell>
          <table:table-cell table:formula="of:=MAX([.C115]-[.C114]; 0)" office:value-type="float" office:value="435" calcext:value-type="float">
            <text:p>435</text:p>
          </table:table-cell>
          <table:table-cell table:formula="of:=MAX([.D115]-[.D114]; 0)" office:value-type="float" office:value="3401" calcext:value-type="float">
            <text:p>3401</text:p>
          </table:table-cell>
          <table:table-cell table:formula="of:=TRUNC([.B115]/[vars.$A$2]; 2)" office:value-type="float" office:value="4439.47" calcext:value-type="float">
            <text:p>4439.47</text:p>
          </table:table-cell>
          <table:table-cell table:formula="of:=TRUNC([.E115]/[vars.$A$2]; 2)" office:value-type="float" office:value="89.71" calcext:value-type="float">
            <text:p>89.71</text:p>
          </table:table-cell>
          <table:table-cell table:formula="of:=TRUNC([.C115]/[vars.$A$2];2)" office:value-type="float" office:value="462.65" calcext:value-type="float">
            <text:p>462.65</text:p>
          </table:table-cell>
          <table:table-cell table:formula="of:=TRUNC([.F115]/[vars.$A$2];2)" office:value-type="float" office:value="9.26" calcext:value-type="float">
            <text:p>9.26</text:p>
          </table:table-cell>
          <table:table-cell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13024" calcext:value-type="float">
            <text:p>213024</text:p>
          </table:table-cell>
          <table:table-cell office:value-type="float" office:value="22157" calcext:value-type="float">
            <text:p>22157</text:p>
          </table:table-cell>
          <table:table-cell office:value-type="float" office:value="89250" calcext:value-type="float">
            <text:p>89250</text:p>
          </table:table-cell>
          <table:table-cell table:formula="of:=MAX([.B116]-[.B115]; 0)" office:value-type="float" office:value="4635" calcext:value-type="float">
            <text:p>4635</text:p>
          </table:table-cell>
          <table:table-cell table:formula="of:=MAX([.C116]-[.C115]; 0)" office:value-type="float" office:value="440" calcext:value-type="float">
            <text:p>440</text:p>
          </table:table-cell>
          <table:table-cell table:formula="of:=MAX([.D116]-[.D115]; 0)" office:value-type="float" office:value="3335" calcext:value-type="float">
            <text:p>3335</text:p>
          </table:table-cell>
          <table:table-cell table:formula="of:=TRUNC([.B116]/[vars.$A$2]; 2)" office:value-type="float" office:value="4538.21" calcext:value-type="float">
            <text:p>4538.21</text:p>
          </table:table-cell>
          <table:table-cell table:formula="of:=TRUNC([.E116]/[vars.$A$2]; 2)" office:value-type="float" office:value="98.74" calcext:value-type="float">
            <text:p>98.74</text:p>
          </table:table-cell>
          <table:table-cell table:formula="of:=TRUNC([.C116]/[vars.$A$2];2)" office:value-type="float" office:value="472.02" calcext:value-type="float">
            <text:p>472.02</text:p>
          </table:table-cell>
          <table:table-cell table:formula="of:=TRUNC([.F116]/[vars.$A$2];2)" office:value-type="float" office:value="9.37" calcext:value-type="float">
            <text:p>9.37</text:p>
          </table:table-cell>
          <table:table-cell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table:formula="of:=202990+16774" office:value-type="float" office:value="219764" calcext:value-type="float">
            <text:p>219764</text:p>
          </table:table-cell>
          <table:table-cell office:value-type="float" office:value="22524" calcext:value-type="float">
            <text:p>22524</text:p>
          </table:table-cell>
          <table:table-cell office:value-type="float" office:value="92355" calcext:value-type="float">
            <text:p>92355</text:p>
          </table:table-cell>
          <table:table-cell table:formula="of:=MAX([.B117]-[.B116]; 0)" office:value-type="float" office:value="6740" calcext:value-type="float">
            <text:p>6740</text:p>
          </table:table-cell>
          <table:table-cell table:formula="of:=MAX([.C117]-[.C116]; 0)" office:value-type="float" office:value="367" calcext:value-type="float">
            <text:p>367</text:p>
          </table:table-cell>
          <table:table-cell table:formula="of:=MAX([.D117]-[.D116]; 0)" office:value-type="float" office:value="3105" calcext:value-type="float">
            <text:p>3105</text:p>
          </table:table-cell>
          <table:table-cell table:formula="of:=TRUNC([.B117]/[vars.$A$2]; 2)" office:value-type="float" office:value="4681.8" calcext:value-type="float">
            <text:p>4681.8</text:p>
          </table:table-cell>
          <table:table-cell table:formula="of:=TRUNC([.E117]/[vars.$A$2]; 2)" office:value-type="float" office:value="143.58" calcext:value-type="float">
            <text:p>143.58</text:p>
          </table:table-cell>
          <table:table-cell table:formula="of:=TRUNC([.C117]/[vars.$A$2];2)" office:value-type="float" office:value="479.84" calcext:value-type="float">
            <text:p>479.84</text:p>
          </table:table-cell>
          <table:table-cell table:formula="of:=TRUNC([.F117]/[vars.$A$2];2)" office:value-type="float" office:value="7.81" calcext:value-type="float">
            <text:p>7.81</text:p>
          </table:table-cell>
          <table:table-cell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table:formula="of:=205905+17854" office:value-type="float" office:value="223759" calcext:value-type="float">
            <text:p>223759</text:p>
          </table:table-cell>
          <table:table-cell office:value-type="float" office:value="22902" calcext:value-type="float">
            <text:p>22902</text:p>
          </table:table-cell>
          <table:table-cell office:value-type="float" office:value="95708" calcext:value-type="float">
            <text:p>95708</text:p>
          </table:table-cell>
          <table:table-cell table:formula="of:=MAX([.B118]-[.B117]; 0)" office:value-type="float" office:value="3995" calcext:value-type="float">
            <text:p>3995</text:p>
          </table:table-cell>
          <table:table-cell table:formula="of:=MAX([.C118]-[.C117]; 0)" office:value-type="float" office:value="378" calcext:value-type="float">
            <text:p>378</text:p>
          </table:table-cell>
          <table:table-cell table:formula="of:=MAX([.D118]-[.D117]; 0)" office:value-type="float" office:value="3353" calcext:value-type="float">
            <text:p>3353</text:p>
          </table:table-cell>
          <table:table-cell table:formula="of:=TRUNC([.B118]/[vars.$A$2]; 2)" office:value-type="float" office:value="4766.91" calcext:value-type="float">
            <text:p>4766.91</text:p>
          </table:table-cell>
          <table:table-cell table:formula="of:=TRUNC([.E118]/[vars.$A$2]; 2)" office:value-type="float" office:value="85.1" calcext:value-type="float">
            <text:p>85.1</text:p>
          </table:table-cell>
          <table:table-cell table:formula="of:=TRUNC([.C118]/[vars.$A$2];2)" office:value-type="float" office:value="487.89" calcext:value-type="float">
            <text:p>487.89</text:p>
          </table:table-cell>
          <table:table-cell table:formula="of:=TRUNC([.F118]/[vars.$A$2];2)" office:value-type="float" office:value="8.05" calcext:value-type="float">
            <text:p>8.05</text:p>
          </table:table-cell>
          <table:table-cell/>
        </table:table-row>
        <table:table-row table:style-name="ro1">
          <table:table-cell table:style-name="ce3" office:value-type="date" office:date-value="2020-04-26" calcext:value-type="date">
            <text:p>2020-04-26</text:p>
          </table:table-cell>
          <table:table-cell table:formula="of:=207634+19006" office:value-type="float" office:value="226640" calcext:value-type="float">
            <text:p>226640</text:p>
          </table:table-cell>
          <table:table-cell office:value-type="float" office:value="23190" calcext:value-type="float">
            <text:p>23190</text:p>
          </table:table-cell>
          <table:table-cell office:value-type="float" office:value="98732" calcext:value-type="float">
            <text:p>98732</text:p>
          </table:table-cell>
          <table:table-cell table:formula="of:=MAX([.B119]-[.B118]; 0)" office:value-type="float" office:value="2881" calcext:value-type="float">
            <text:p>2881</text:p>
          </table:table-cell>
          <table:table-cell table:formula="of:=MAX([.C119]-[.C118]; 0)" office:value-type="float" office:value="288" calcext:value-type="float">
            <text:p>288</text:p>
          </table:table-cell>
          <table:table-cell table:formula="of:=MAX([.D119]-[.D118]; 0)" office:value-type="float" office:value="3024" calcext:value-type="float">
            <text:p>3024</text:p>
          </table:table-cell>
          <table:table-cell table:formula="of:=TRUNC([.B119]/[vars.$A$2]; 2)" office:value-type="float" office:value="4828.29" calcext:value-type="float">
            <text:p>4828.29</text:p>
          </table:table-cell>
          <table:table-cell table:formula="of:=TRUNC([.E119]/[vars.$A$2]; 2)" office:value-type="float" office:value="61.37" calcext:value-type="float">
            <text:p>61.37</text:p>
          </table:table-cell>
          <table:table-cell table:formula="of:=TRUNC([.C119]/[vars.$A$2];2)" office:value-type="float" office:value="494.03" calcext:value-type="float">
            <text:p>494.03</text:p>
          </table:table-cell>
          <table:table-cell table:formula="of:=TRUNC([.F119]/[vars.$A$2];2)" office:value-type="float" office:value="6.13" calcext:value-type="float">
            <text:p>6.13</text:p>
          </table:table-cell>
          <table:table-cell/>
        </table:table-row>
        <table:table-row table:style-name="ro1">
          <table:table-cell table:style-name="ce3" office:value-type="date" office:date-value="2020-04-27" calcext:value-type="date">
            <text:p>2020-04-27</text:p>
          </table:table-cell>
          <table:table-cell table:formula="of:=209465+19970" office:value-type="float" office:value="229435" calcext:value-type="float">
            <text:p>229435</text:p>
          </table:table-cell>
          <table:table-cell office:value-type="float" office:value="23521" calcext:value-type="float">
            <text:p>23521</text:p>
          </table:table-cell>
          <table:table-cell office:value-type="float" office:value="100875" calcext:value-type="float">
            <text:p>100875</text:p>
          </table:table-cell>
          <table:table-cell table:formula="of:=MAX([.B120]-[.B119]; 0)" office:value-type="float" office:value="2795" calcext:value-type="float">
            <text:p>2795</text:p>
          </table:table-cell>
          <table:table-cell table:formula="of:=MAX([.C120]-[.C119]; 0)" office:value-type="float" office:value="331" calcext:value-type="float">
            <text:p>331</text:p>
          </table:table-cell>
          <table:table-cell table:formula="of:=MAX([.D120]-[.D119]; 0)" office:value-type="float" office:value="2143" calcext:value-type="float">
            <text:p>2143</text:p>
          </table:table-cell>
          <table:table-cell table:formula="of:=TRUNC([.B120]/[vars.$A$2]; 2)" office:value-type="float" office:value="4887.83" calcext:value-type="float">
            <text:p>4887.83</text:p>
          </table:table-cell>
          <table:table-cell table:formula="of:=TRUNC([.E120]/[vars.$A$2]; 2)" office:value-type="float" office:value="59.54" calcext:value-type="float">
            <text:p>59.54</text:p>
          </table:table-cell>
          <table:table-cell table:formula="of:=TRUNC([.C120]/[vars.$A$2];2)" office:value-type="float" office:value="501.08" calcext:value-type="float">
            <text:p>501.08</text:p>
          </table:table-cell>
          <table:table-cell table:formula="of:=TRUNC([.F120]/[vars.$A$2];2)" office:value-type="float" office:value="7.05" calcext:value-type="float">
            <text:p>7.05</text:p>
          </table:table-cell>
          <table:table-cell/>
        </table:table-row>
        <table:table-row table:style-name="ro1">
          <table:table-cell table:style-name="ce3" office:value-type="date" office:date-value="2020-04-28" calcext:value-type="date">
            <text:p>2020-04-28</text:p>
          </table:table-cell>
          <table:table-cell table:formula="of:=210773+21377" office:value-type="float" office:value="232150" calcext:value-type="float">
            <text:p>232150</text:p>
          </table:table-cell>
          <table:table-cell office:value-type="float" office:value="23822" calcext:value-type="float">
            <text:p>23822</text:p>
          </table:table-cell>
          <table:table-cell office:value-type="float" office:value="102548" calcext:value-type="float">
            <text:p>102548</text:p>
          </table:table-cell>
          <table:table-cell table:formula="of:=MAX([.B121]-[.B120]; 0)" office:value-type="float" office:value="2715" calcext:value-type="float">
            <text:p>2715</text:p>
          </table:table-cell>
          <table:table-cell table:formula="of:=MAX([.C121]-[.C120]; 0)" office:value-type="float" office:value="301" calcext:value-type="float">
            <text:p>301</text:p>
          </table:table-cell>
          <table:table-cell table:formula="of:=MAX([.D121]-[.D120]; 0)" office:value-type="float" office:value="1673" calcext:value-type="float">
            <text:p>1673</text:p>
          </table:table-cell>
          <table:table-cell table:formula="of:=TRUNC([.B121]/[vars.$A$2]; 2)" office:value-type="float" office:value="4945.67" calcext:value-type="float">
            <text:p>4945.67</text:p>
          </table:table-cell>
          <table:table-cell table:formula="of:=TRUNC([.E121]/[vars.$A$2]; 2)" office:value-type="float" office:value="57.83" calcext:value-type="float">
            <text:p>57.83</text:p>
          </table:table-cell>
          <table:table-cell table:formula="of:=TRUNC([.C121]/[vars.$A$2];2)" office:value-type="float" office:value="507.49" calcext:value-type="float">
            <text:p>507.49</text:p>
          </table:table-cell>
          <table:table-cell table:formula="of:=TRUNC([.F121]/[vars.$A$2];2)" office:value-type="float" office:value="6.41" calcext:value-type="float">
            <text:p>6.41</text:p>
          </table:table-cell>
          <table:table-cell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table:formula="of:=212917+23982" office:value-type="float" office:value="236899" calcext:value-type="float">
            <text:p>236899</text:p>
          </table:table-cell>
          <table:table-cell office:value-type="float" office:value="24275" calcext:value-type="float">
            <text:p>24275</text:p>
          </table:table-cell>
          <table:table-cell office:value-type="float" office:value="108947" calcext:value-type="float">
            <text:p>108947</text:p>
          </table:table-cell>
          <table:table-cell table:formula="of:=MAX([.B122]-[.B121]; 0)" office:value-type="float" office:value="4749" calcext:value-type="float">
            <text:p>4749</text:p>
          </table:table-cell>
          <table:table-cell table:formula="of:=MAX([.C122]-[.C121]; 0)" office:value-type="float" office:value="453" calcext:value-type="float">
            <text:p>453</text:p>
          </table:table-cell>
          <table:table-cell table:formula="of:=MAX([.D122]-[.D121]; 0)" office:value-type="float" office:value="6399" calcext:value-type="float">
            <text:p>6399</text:p>
          </table:table-cell>
          <table:table-cell table:formula="of:=TRUNC([.B122]/[vars.$A$2]; 2)" office:value-type="float" office:value="5046.84" calcext:value-type="float">
            <text:p>5046.84</text:p>
          </table:table-cell>
          <table:table-cell table:formula="of:=TRUNC([.E122]/[vars.$A$2]; 2)" office:value-type="float" office:value="101.17" calcext:value-type="float">
            <text:p>101.17</text:p>
          </table:table-cell>
          <table:table-cell table:formula="of:=TRUNC([.C122]/[vars.$A$2];2)" office:value-type="float" office:value="517.14" calcext:value-type="float">
            <text:p>517.14</text:p>
          </table:table-cell>
          <table:table-cell table:formula="of:=TRUNC([.F122]/[vars.$A$2];2)" office:value-type="float" office:value="9.65" calcext:value-type="float">
            <text:p>9.65</text:p>
          </table:table-cell>
          <table:table-cell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formula="of:=213435+25934" office:value-type="float" office:value="239369" calcext:value-type="float">
            <text:p>239369</text:p>
          </table:table-cell>
          <table:table-cell office:value-type="float" office:value="24543" calcext:value-type="float">
            <text:p>24543</text:p>
          </table:table-cell>
          <table:table-cell office:value-type="float" office:value="112050" calcext:value-type="float">
            <text:p>112050</text:p>
          </table:table-cell>
          <table:table-cell table:formula="of:=MAX([.B123]-[.B122]; 0)" office:value-type="float" office:value="2470" calcext:value-type="float">
            <text:p>2470</text:p>
          </table:table-cell>
          <table:table-cell table:formula="of:=MAX([.C123]-[.C122]; 0)" office:value-type="float" office:value="268" calcext:value-type="float">
            <text:p>268</text:p>
          </table:table-cell>
          <table:table-cell table:formula="of:=MAX([.D123]-[.D122]; 0)" office:value-type="float" office:value="3103" calcext:value-type="float">
            <text:p>3103</text:p>
          </table:table-cell>
          <table:table-cell table:formula="of:=TRUNC([.B123]/[vars.$A$2]; 2)" office:value-type="float" office:value="5099.46" calcext:value-type="float">
            <text:p>5099.46</text:p>
          </table:table-cell>
          <table:table-cell table:formula="of:=TRUNC([.E123]/[vars.$A$2]; 2)" office:value-type="float" office:value="52.62" calcext:value-type="float">
            <text:p>52.62</text:p>
          </table:table-cell>
          <table:table-cell table:formula="of:=TRUNC([.C123]/[vars.$A$2];2)" office:value-type="float" office:value="522.85" calcext:value-type="float">
            <text:p>522.85</text:p>
          </table:table-cell>
          <table:table-cell table:formula="of:=TRUNC([.F123]/[vars.$A$2];2)"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table:formula="of:=215216+27772" office:value-type="float" office:value="242988" calcext:value-type="float">
            <text:p>242988</text:p>
          </table:table-cell>
          <table:table-cell office:value-type="float" office:value="24824" calcext:value-type="float">
            <text:p>24824</text:p>
          </table:table-cell>
          <table:table-cell office:value-type="float" office:value="114678" calcext:value-type="float">
            <text:p>114678</text:p>
          </table:table-cell>
          <table:table-cell table:formula="of:=MAX([.B124]-[.B123]; 0)" office:value-type="float" office:value="3619" calcext:value-type="float">
            <text:p>3619</text:p>
          </table:table-cell>
          <table:table-cell table:formula="of:=MAX([.C124]-[.C123]; 0)" office:value-type="float" office:value="281" calcext:value-type="float">
            <text:p>281</text:p>
          </table:table-cell>
          <table:table-cell table:formula="of:=MAX([.D124]-[.D123]; 0)" office:value-type="float" office:value="2628" calcext:value-type="float">
            <text:p>2628</text:p>
          </table:table-cell>
          <table:table-cell table:formula="of:=TRUNC([.B124]/[vars.$A$2]; 2)" office:value-type="float" office:value="5176.56" calcext:value-type="float">
            <text:p>5176.56</text:p>
          </table:table-cell>
          <table:table-cell table:formula="of:=TRUNC([.E124]/[vars.$A$2]; 2)" office:value-type="float" office:value="77.09" calcext:value-type="float">
            <text:p>77.09</text:p>
          </table:table-cell>
          <table:table-cell table:formula="of:=TRUNC([.C124]/[vars.$A$2];2)" office:value-type="float" office:value="528.84" calcext:value-type="float">
            <text:p>528.84</text:p>
          </table:table-cell>
          <table:table-cell table:formula="of:=TRUNC([.F124]/[vars.$A$2];2)" office:value-type="float" office:value="5.98" calcext:value-type="float">
            <text:p>5.98</text:p>
          </table:table-cell>
          <table:table-cell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table:formula="of:=216582+28985" office:value-type="float" office:value="245567" calcext:value-type="float">
            <text:p>245567</text:p>
          </table:table-cell>
          <table:table-cell office:value-type="float" office:value="25100" calcext:value-type="float">
            <text:p>25100</text:p>
          </table:table-cell>
          <table:table-cell office:value-type="float" office:value="117248" calcext:value-type="float">
            <text:p>117248</text:p>
          </table:table-cell>
          <table:table-cell table:formula="of:=MAX([.B125]-[.B124]; 0)" office:value-type="float" office:value="2579" calcext:value-type="float">
            <text:p>2579</text:p>
          </table:table-cell>
          <table:table-cell table:formula="of:=MAX([.C125]-[.C124]; 0)" office:value-type="float" office:value="276" calcext:value-type="float">
            <text:p>276</text:p>
          </table:table-cell>
          <table:table-cell table:formula="of:=MAX([.D125]-[.D124]; 0)" office:value-type="float" office:value="2570" calcext:value-type="float">
            <text:p>2570</text:p>
          </table:table-cell>
          <table:table-cell table:formula="of:=TRUNC([.B125]/[vars.$A$2]; 2)" office:value-type="float" office:value="5231.5" calcext:value-type="float">
            <text:p>5231.5</text:p>
          </table:table-cell>
          <table:table-cell table:formula="of:=TRUNC([.E125]/[vars.$A$2]; 2)" office:value-type="float" office:value="54.94" calcext:value-type="float">
            <text:p>54.94</text:p>
          </table:table-cell>
          <table:table-cell table:formula="of:=TRUNC([.C125]/[vars.$A$2];2)" office:value-type="float" office:value="534.72" calcext:value-type="float">
            <text:p>534.72</text:p>
          </table:table-cell>
          <table:table-cell table:formula="of:=TRUNC([.F125]/[vars.$A$2];2)" office:value-type="float" office:value="5.87" calcext:value-type="float">
            <text:p>5.87</text:p>
          </table:table-cell>
          <table:table-cell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table:formula="of:=217466+29656" office:value-type="float" office:value="247122" calcext:value-type="float">
            <text:p>247122</text:p>
          </table:table-cell>
          <table:table-cell office:value-type="float" office:value="25264" calcext:value-type="float">
            <text:p>25264</text:p>
          </table:table-cell>
          <table:table-cell office:value-type="float" office:value="118902" calcext:value-type="float">
            <text:p>118902</text:p>
          </table:table-cell>
          <table:table-cell table:formula="of:=MAX([.B126]-[.B125]; 0)" office:value-type="float" office:value="1555" calcext:value-type="float">
            <text:p>1555</text:p>
          </table:table-cell>
          <table:table-cell table:formula="of:=MAX([.C126]-[.C125]; 0)" office:value-type="float" office:value="164" calcext:value-type="float">
            <text:p>164</text:p>
          </table:table-cell>
          <table:table-cell table:formula="of:=MAX([.D126]-[.D125]; 0)" office:value-type="float" office:value="1654" calcext:value-type="float">
            <text:p>1654</text:p>
          </table:table-cell>
          <table:table-cell table:formula="of:=TRUNC([.B126]/[vars.$A$2]; 2)" office:value-type="float" office:value="5264.63" calcext:value-type="float">
            <text:p>5264.63</text:p>
          </table:table-cell>
          <table:table-cell table:formula="of:=TRUNC([.E126]/[vars.$A$2]; 2)" office:value-type="float" office:value="33.12" calcext:value-type="float">
            <text:p>33.12</text:p>
          </table:table-cell>
          <table:table-cell table:formula="of:=TRUNC([.C126]/[vars.$A$2];2)" office:value-type="float" office:value="538.21" calcext:value-type="float">
            <text:p>538.21</text:p>
          </table:table-cell>
          <table:table-cell table:formula="of:=TRUNC([.F126]/[vars.$A$2];2)" office:value-type="float" office:value="3.49" calcext:value-type="float">
            <text:p>3.49</text:p>
          </table:table-cell>
          <table:table-cell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table:formula="of:=218011+30290" office:value-type="float" office:value="248301" calcext:value-type="float">
            <text:p>248301</text:p>
          </table:table-cell>
          <table:table-cell office:value-type="float" office:value="25428" calcext:value-type="float">
            <text:p>25428</text:p>
          </table:table-cell>
          <table:table-cell office:value-type="float" office:value="121343" calcext:value-type="float">
            <text:p>121343</text:p>
          </table:table-cell>
          <table:table-cell table:formula="of:=MAX([.B127]-[.B126]; 0)" office:value-type="float" office:value="1179" calcext:value-type="float">
            <text:p>1179</text:p>
          </table:table-cell>
          <table:table-cell table:formula="of:=MAX([.C127]-[.C126]; 0)" office:value-type="float" office:value="164" calcext:value-type="float">
            <text:p>164</text:p>
          </table:table-cell>
          <table:table-cell table:formula="of:=MAX([.D127]-[.D126]; 0)" office:value-type="float" office:value="2441" calcext:value-type="float">
            <text:p>2441</text:p>
          </table:table-cell>
          <table:table-cell table:formula="of:=TRUNC([.B127]/[vars.$A$2]; 2)" office:value-type="float" office:value="5289.75" calcext:value-type="float">
            <text:p>5289.75</text:p>
          </table:table-cell>
          <table:table-cell table:formula="of:=TRUNC([.E127]/[vars.$A$2]; 2)" office:value-type="float" office:value="25.11" calcext:value-type="float">
            <text:p>25.11</text:p>
          </table:table-cell>
          <table:table-cell table:formula="of:=TRUNC([.C127]/[vars.$A$2];2)" office:value-type="float" office:value="541.71" calcext:value-type="float">
            <text:p>541.71</text:p>
          </table:table-cell>
          <table:table-cell table:formula="of:=TRUNC([.F127]/[vars.$A$2];2)" office:value-type="float" office:value="3.49" calcext:value-type="float">
            <text:p>3.49</text:p>
          </table:table-cell>
          <table:table-cell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formula="of:=219329+31232" office:value-type="float" office:value="250561" calcext:value-type="float">
            <text:p>250561</text:p>
          </table:table-cell>
          <table:table-cell office:value-type="float" office:value="25613" calcext:value-type="float">
            <text:p>25613</text:p>
          </table:table-cell>
          <table:table-cell office:value-type="float" office:value="123486" calcext:value-type="float">
            <text:p>123486</text:p>
          </table:table-cell>
          <table:table-cell table:formula="of:=MAX([.B128]-[.B127]; 0)" office:value-type="float" office:value="2260" calcext:value-type="float">
            <text:p>2260</text:p>
          </table:table-cell>
          <table:table-cell table:formula="of:=MAX([.C128]-[.C127]; 0)" office:value-type="float" office:value="185" calcext:value-type="float">
            <text:p>185</text:p>
          </table:table-cell>
          <table:table-cell table:formula="of:=MAX([.D128]-[.D127]; 0)" office:value-type="float" office:value="2143" calcext:value-type="float">
            <text:p>2143</text:p>
          </table:table-cell>
          <table:table-cell table:formula="of:=TRUNC([.B128]/[vars.$A$2]; 2)" office:value-type="float" office:value="5337.89" calcext:value-type="float">
            <text:p>5337.89</text:p>
          </table:table-cell>
          <table:table-cell table:formula="of:=TRUNC([.E128]/[vars.$A$2]; 2)" office:value-type="float" office:value="48.14" calcext:value-type="float">
            <text:p>48.14</text:p>
          </table:table-cell>
          <table:table-cell table:formula="of:=TRUNC([.C128]/[vars.$A$2];2)" office:value-type="float" office:value="545.65" calcext:value-type="float">
            <text:p>545.65</text:p>
          </table:table-cell>
          <table:table-cell table:formula="of:=TRUNC([.F128]/[vars.$A$2];2)" office:value-type="float" office:value="3.94" calcext:value-type="float">
            <text:p>3.94</text:p>
          </table:table-cell>
          <table:table-cell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53682" calcext:value-type="float">
            <text:p>253682</text:p>
          </table:table-cell>
          <table:table-cell office:value-type="float" office:value="25857" calcext:value-type="float">
            <text:p>25857</text:p>
          </table:table-cell>
          <table:table-cell office:value-type="float" office:value="126002" calcext:value-type="float">
            <text:p>126002</text:p>
          </table:table-cell>
          <table:table-cell table:formula="of:=MAX([.B129]-[.B128]; 0)" office:value-type="float" office:value="3121" calcext:value-type="float">
            <text:p>3121</text:p>
          </table:table-cell>
          <table:table-cell table:formula="of:=MAX([.C129]-[.C128]; 0)" office:value-type="float" office:value="244" calcext:value-type="float">
            <text:p>244</text:p>
          </table:table-cell>
          <table:table-cell table:formula="of:=MAX([.D129]-[.D128]; 0)" office:value-type="float" office:value="2516" calcext:value-type="float">
            <text:p>2516</text:p>
          </table:table-cell>
          <table:table-cell table:formula="of:=TRUNC([.B129]/[vars.$A$2]; 2)" office:value-type="float" office:value="5404.38" calcext:value-type="float">
            <text:p>5404.38</text:p>
          </table:table-cell>
          <table:table-cell table:formula="of:=TRUNC([.E129]/[vars.$A$2]; 2)" office:value-type="float" office:value="66.48" calcext:value-type="float">
            <text:p>66.48</text:p>
          </table:table-cell>
          <table:table-cell table:formula="of:=TRUNC([.C129]/[vars.$A$2];2)" office:value-type="float" office:value="550.85" calcext:value-type="float">
            <text:p>550.85</text:p>
          </table:table-cell>
          <table:table-cell table:formula="of:=TRUNC([.F129]/[vars.$A$2];2)" office:value-type="float" office:value="5.19" calcext:value-type="float">
            <text:p>5.19</text:p>
          </table:table-cell>
          <table:table-cell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table:formula="of:=256855" office:value-type="float" office:value="256855" calcext:value-type="float">
            <text:p>256855</text:p>
          </table:table-cell>
          <table:table-cell office:value-type="float" office:value="26070" calcext:value-type="float">
            <text:p>26070</text:p>
          </table:table-cell>
          <table:table-cell office:value-type="float" office:value="128511" calcext:value-type="float">
            <text:p>128511</text:p>
          </table:table-cell>
          <table:table-cell table:formula="of:=MAX([.B130]-[.B129]; 0)" office:value-type="float" office:value="3173" calcext:value-type="float">
            <text:p>3173</text:p>
          </table:table-cell>
          <table:table-cell table:formula="of:=MAX([.C130]-[.C129]; 0)" office:value-type="float" office:value="213" calcext:value-type="float">
            <text:p>213</text:p>
          </table:table-cell>
          <table:table-cell table:formula="of:=MAX([.D130]-[.D129]; 0)" office:value-type="float" office:value="2509" calcext:value-type="float">
            <text:p>2509</text:p>
          </table:table-cell>
          <table:table-cell table:formula="of:=TRUNC([.B130]/[vars.$A$2]; 2)" office:value-type="float" office:value="5471.98" calcext:value-type="float">
            <text:p>5471.98</text:p>
          </table:table-cell>
          <table:table-cell table:formula="of:=TRUNC([.E130]/[vars.$A$2]; 2)" office:value-type="float" office:value="67.59" calcext:value-type="float">
            <text:p>67.59</text:p>
          </table:table-cell>
          <table:table-cell table:formula="of:=TRUNC([.C130]/[vars.$A$2];2)" office:value-type="float" office:value="555.38" calcext:value-type="float">
            <text:p>555.38</text:p>
          </table:table-cell>
          <table:table-cell table:formula="of:=TRUNC([.F130]/[vars.$A$2];2)" office:value-type="float" office:value="4.53" calcext:value-type="float">
            <text:p>4.53</text:p>
          </table:table-cell>
          <table:table-cell/>
        </table:table-row>
      </table:table>
      <table:table table:name="vars" table:style-name="ta1">
        <table:table-column table:style-name="co1" table:number-columns-repeated="3" table:default-cell-style-name="Default"/>
        <table:table-column table:style-name="co1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Spanish pop</text:p>
          </table:table-cell>
          <table:table-cell table:number-columns-repeated="2"/>
          <table:table-cell office:value-type="string" calcext:value-type="string">
            <text:p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94" calcext:value-type="float">
            <text:p>46.94</text:p>
          </table:table-cell>
          <table:table-cell table:number-columns-repeated="2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0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25,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40,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88,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201,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200,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544,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556,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575,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086,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160,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210,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542,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2131,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2672,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3140,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3697,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5054,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6326,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8491,</text:p>
          </table:table-cell>
          <table:table-cell office:value-type="float" office:value="8491" calcext:value-type="float">
            <text:p>84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0896,</text:p>
          </table:table-cell>
          <table:table-cell office:value-type="float" office:value="10896" calcext:value-type="float">
            <text:p>108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3219,</text:p>
          </table:table-cell>
          <table:table-cell office:value-type="float" office:value="13219" calcext:value-type="float">
            <text:p>132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4823,</text:p>
          </table:table-cell>
          <table:table-cell office:value-type="float" office:value="14823" calcext:value-type="float">
            <text:p>148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6926,</text:p>
          </table:table-cell>
          <table:table-cell office:value-type="float" office:value="16926" calcext:value-type="float">
            <text:p>169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20023,</text:p>
          </table:table-cell>
          <table:table-cell office:value-type="float" office:value="20023" calcext:value-type="float">
            <text:p>200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23509,</text:p>
          </table:table-cell>
          <table:table-cell office:value-type="float" office:value="23509" calcext:value-type="float">
            <text:p>235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26540,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30173,</text:p>
          </table:table-cell>
          <table:table-cell office:value-type="float" office:value="30173" calcext:value-type="float">
            <text:p>30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33701,</text:p>
          </table:table-cell>
          <table:table-cell office:value-type="float" office:value="33701" calcext:value-type="float">
            <text:p>337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35723,</text:p>
          </table:table-cell>
          <table:table-cell office:value-type="float" office:value="35723" calcext:value-type="float">
            <text:p>357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38620,</text:p>
          </table:table-cell>
          <table:table-cell office:value-type="float" office:value="38620" calcext:value-type="float">
            <text:p>386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43091,</text:p>
          </table:table-cell>
          <table:table-cell office:value-type="float" office:value="43091" calcext:value-type="float">
            <text:p>430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47116,</text:p>
          </table:table-cell>
          <table:table-cell office:value-type="float" office:value="47116" calcext:value-type="float">
            <text:p>471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50860,</text:p>
          </table:table-cell>
          <table:table-cell office:value-type="float" office:value="50860" calcext:value-type="float">
            <text:p>508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54118,</text:p>
          </table:table-cell>
          <table:table-cell office:value-type="float" office:value="54118" calcext:value-type="float">
            <text:p>541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57026,</text:p>
          </table:table-cell>
          <table:table-cell office:value-type="float" office:value="57026" calcext:value-type="float">
            <text:p>570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59165,</text:p>
          </table:table-cell>
          <table:table-cell office:value-type="float" office:value="59165" calcext:value-type="float">
            <text:p>591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61924,</text:p>
          </table:table-cell>
          <table:table-cell office:value-type="float" office:value="61924" calcext:value-type="float">
            <text:p>619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65682,</text:p>
          </table:table-cell>
          <table:table-cell office:value-type="float" office:value="65682" calcext:value-type="float">
            <text:p>656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69461,</text:p>
          </table:table-cell>
          <table:table-cell office:value-type="float" office:value="69461" calcext:value-type="float">
            <text:p>694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72952,</text:p>
          </table:table-cell>
          <table:table-cell office:value-type="float" office:value="72952" calcext:value-type="float">
            <text:p>729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76169,</text:p>
          </table:table-cell>
          <table:table-cell office:value-type="float" office:value="76169" calcext:value-type="float">
            <text:p>761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78893,</text:p>
          </table:table-cell>
          <table:table-cell office:value-type="float" office:value="78893" calcext:value-type="float">
            <text:p>788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80587,</text:p>
          </table:table-cell>
          <table:table-cell office:value-type="float" office:value="80587" calcext:value-type="float">
            <text:p>8058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82514,</text:p>
          </table:table-cell>
          <table:table-cell office:value-type="float" office:value="82514" calcext:value-type="float">
            <text:p>825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85915,</text:p>
          </table:table-cell>
          <table:table-cell office:value-type="float" office:value="85915" calcext:value-type="float">
            <text:p>859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89250,</text:p>
          </table:table-cell>
          <table:table-cell office:value-type="float" office:value="89250" calcext:value-type="float">
            <text:p>89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92355,</text:p>
          </table:table-cell>
          <table:table-cell office:value-type="float" office:value="92355" calcext:value-type="float">
            <text:p>923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95708,</text:p>
          </table:table-cell>
          <table:table-cell office:value-type="float" office:value="95708" calcext:value-type="float">
            <text:p>957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98732,</text:p>
          </table:table-cell>
          <table:table-cell office:value-type="float" office:value="98732" calcext:value-type="float">
            <text:p>987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00875,</text:p>
          </table:table-cell>
          <table:table-cell office:value-type="float" office:value="100875" calcext:value-type="float">
            <text:p>1008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02548,</text:p>
          </table:table-cell>
          <table:table-cell office:value-type="float" office:value="102548" calcext:value-type="float">
            <text:p>1025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08947,</text:p>
          </table:table-cell>
          <table:table-cell office:value-type="float" office:value="108947" calcext:value-type="float">
            <text:p>1089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12050,</text:p>
          </table:table-cell>
          <table:table-cell office:value-type="float" office:value="112050" calcext:value-type="float">
            <text:p>1120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14678,</text:p>
          </table:table-cell>
          <table:table-cell office:value-type="float" office:value="114678" calcext:value-type="float">
            <text:p>1146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17248,</text:p>
          </table:table-cell>
          <table:table-cell office:value-type="float" office:value="117248" calcext:value-type="float">
            <text:p>1172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18902,</text:p>
          </table:table-cell>
          <table:table-cell office:value-type="float" office:value="118902" calcext:value-type="float">
            <text:p>1189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21343,</text:p>
          </table:table-cell>
          <table:table-cell office:value-type="float" office:value="121343" calcext:value-type="float">
            <text:p>1213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123486,</text:p>
          </table:table-cell>
          <table:table-cell office:value-type="float" office:value="123486" calcext:value-type="float">
            <text:p>12348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26002" calcext:value-type="float">
            <text:p>126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1:14:55.461179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19:37:21.589020824</meta:creation-date>
    <dc:date>2020-05-07T11:16:05.252142649</dc:date>
    <meta:editing-duration>PT34M23S</meta:editing-duration>
    <meta:editing-cycles>10</meta:editing-cycles>
    <meta:generator>LibreOffice/6.3.5.2$Linux_X86_64 LibreOffice_project/30$Build-2</meta:generator>
    <meta:document-statistic meta:table-count="2" meta:cell-count="1584" meta:object-count="0"/>
  </office:meta>
</office:document-meta>
</file>